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6.46pt"/>
    </style:style>
    <style:style style:name="co19" style:family="table-column">
      <style:table-column-properties fo:break-before="auto" style:column-width="68.71pt"/>
    </style:style>
    <style:style style:name="ro1" style:family="table-row">
      <style:table-row-properties style:row-height="5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52.21pt" fo:break-before="auto" style:use-optimal-row-height="true"/>
    </style:style>
    <style:style style:name="ta1" style:family="table" style:master-page-name="PageStyle_5f_Ties_20_Thermal_20_Vulnerability">
      <style:table-properties table:display="true" style:writing-mode="lr-tb"/>
    </style:style>
    <style:style style:name="ta2" style:family="table" style:master-page-name="PageStyle_5f_Voltage_20_and_20_Phase_20_Fractional_20_Populations">
      <style:table-properties table:display="true" style:writing-mode="lr-tb"/>
    </style:style>
    <style:style style:name="ta3" style:family="table" style:master-page-name="PageStyle_5f_GIC_20_per_20_Phase_20_per_20_Unit_20_Fiel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row table:style-name="ro1">
          <table:table-cell table:style-name="ce1" office:value-type="string" calcext:value-type="string">
            <text:p>Approximate Voltage Class</text:p>
          </table:table-cell>
          <table:table-cell table:style-name="ce1" office:value-type="string" calcext:value-type="string">
            <text:p>Voltage Rating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VA</text:p>
          </table:table-cell>
          <table:table-cell table:style-name="ce1" office:value-type="string" calcext:value-type="string">
            <text:p>wound limb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Estimated GIC per Phase Per Unit E field (A/(V/km))</text:p>
          </table:table-cell>
          <table:table-cell table:style-name="ce1" office:value-type="string" calcext:value-type="string">
            <text:p>Estimated Fractional Population of the voltage and phase class</text:p>
          </table:table-cell>
          <table:table-cell table:style-name="ce1" office:value-type="string" calcext:value-type="string">
            <text:p>Assumed Fractional Population For this voltage class and phase</text:p>
          </table:table-cell>
          <table:table-cell table:style-name="ce1" office:value-type="string" calcext:value-type="string">
            <text:p>This transformer type fractional population</text:p>
          </table:table-cell>
          <table:table-cell table:style-name="ce1" office:value-type="string" calcext:value-type="string">
            <text:p>Asymptotic Temp rise at 0 A GIC ( design 2)</text:p>
          </table:table-cell>
          <table:table-cell table:style-name="ce1" office:value-type="string" calcext:value-type="string">
            <text:p>Asymptotic <text:s/>Temp rise at 10 A GIC (design 2)</text:p>
          </table:table-cell>
          <table:table-cell table:style-name="ce1" office:value-type="string" calcext:value-type="string">
            <text:p>Asymptotic <text:s/>Temp rise at 20 A GIC (design 2)</text:p>
          </table:table-cell>
          <table:table-cell table:style-name="ce1" office:value-type="string" calcext:value-type="string">
            <text:p>Asymptotic <text:s/>Temp rise at 40 A GIC (design 2)</text:p>
          </table:table-cell>
          <table:table-cell table:style-name="ce1" office:value-type="string" calcext:value-type="string">
            <text:p>Asymptotic <text:s/>Temp rise at 50 A GIC (design 2)</text:p>
          </table:table-cell>
          <table:table-cell table:style-name="ce1" office:value-type="string" calcext:value-type="string">
            <text:p>Asymptotic Temp rise at 100 A GIC ( design 2)</text:p>
          </table:table-cell>
          <table:table-cell table:style-name="ce1" office:value-type="string" calcext:value-type="string">
            <text:p>Asymptotic <text:s/>Temp rise at 200 A GIC (design 2)</text:p>
          </table:table-cell>
          <table:table-cell table:style-name="ce1" office:value-type="string" calcext:value-type="string">
            <text:p>This transformer age 25-40 (25% of transformers, 160C short term limit) Fractional Population </text:p>
          </table:table-cell>
          <table:table-cell table:style-name="ce1" office:value-type="string" calcext:value-type="string">
            <text:p>This transformer age 0-25 (36% of transformers, 180C short term limit) Fractional Population </text:p>
          </table:table-cell>
          <table:table-cell table:style-name="ce1" office:value-type="string" calcext:value-type="string">
            <text:p>This transformer age &gt;40 (39% of transformers, 140C short term limit) Fractional Population </text:p>
          </table:table-cell>
          <table:table-cell table:style-name="ce12" office:value-type="string" calcext:value-type="string">
            <text:p>height y axis (pixels)</text:p>
          </table:table-cell>
          <table:table-cell table:style-name="ce12" office:value-type="string" calcext:value-type="string">
            <text:p>Temp range y axis (K)</text:p>
          </table:table-cell>
          <table:table-cell table:style-name="ce12" office:value-type="string" calcext:value-type="string">
            <text:p>width x axis (pixels)</text:p>
          </table:table-cell>
          <table:table-cell table:style-name="ce12" office:value-type="string" calcext:value-type="string">
            <text:p>Time range x axis (seconds)</text:p>
          </table:table-cell>
          <table:table-cell table:style-name="ce12" office:value-type="string" calcext:value-type="string">
            <text:p>Height 100C to 200C (pixels)</text:p>
          </table:table-cell>
          <table:table-cell table:style-name="ce12" office:value-type="string" calcext:value-type="string">
            <text:p>63% of height (px)</text:p>
          </table:table-cell>
          <table:table-cell table:style-name="ce12" office:value-type="string" calcext:value-type="string">
            <text:p>pixels along x for 63% height</text:p>
          </table:table-cell>
          <table:table-cell table:style-name="ce12" office:value-type="string" calcext:value-type="string">
            <text:p>time constant (s)</text:p>
          </table:table-cell>
          <table:table-cell table:style-name="ce12" office:value-type="string" calcext:value-type="string">
            <text:p>time constant (m)</text:p>
          </table:table-cell>
        </table:table-row>
        <table:table-row table:style-name="ro2">
          <table:table-cell office:value-type="string" calcext:value-type="string">
            <text:p>voltageClas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GICperE</text:p>
          </table:table-cell>
          <table:table-cell office:value-type="string" calcext:value-type="string">
            <text:p>voltagePhasePercent</text:p>
          </table:table-cell>
          <table:table-cell table:number-columns-repeated="2"/>
          <table:table-cell office:value-type="string" calcext:value-type="string">
            <text:p>temprise0</text:p>
          </table:table-cell>
          <table:table-cell office:value-type="string" calcext:value-type="string">
            <text:p>temprise10</text:p>
          </table:table-cell>
          <table:table-cell office:value-type="string" calcext:value-type="string">
            <text:p>temprise20</text:p>
          </table:table-cell>
          <table:table-cell office:value-type="string" calcext:value-type="string">
            <text:p>temprise40</text:p>
          </table:table-cell>
          <table:table-cell office:value-type="string" calcext:value-type="string">
            <text:p>temprise50</text:p>
          </table:table-cell>
          <table:table-cell office:value-type="string" calcext:value-type="string">
            <text:p>temprise100</text:p>
          </table:table-cell>
          <table:table-cell office:value-type="string" calcext:value-type="string">
            <text:p>temprise200</text:p>
          </table:table-cell>
          <table:table-cell office:value-type="string" calcext:value-type="string">
            <text:p>pop25to40</text:p>
          </table:table-cell>
          <table:table-cell office:value-type="string" calcext:value-type="string">
            <text:p>pop0to25</text:p>
          </table:table-cell>
          <table:table-cell office:value-type="string" calcext:value-type="string">
            <text:p>pop40plus</text:p>
          </table:table-cell>
          <table:table-cell table:style-name="ce12" table:number-columns-repeated="7"/>
          <table:table-cell table:style-name="ce12" office:value-type="string" calcext:value-type="string">
            <text:p>tau</text:p>
          </table:table-cell>
          <table:table-cell table:style-name="ce12"/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6" calcext:value-type="float">
            <text:p>526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</text:p>
          </table:table-cell>
          <table:table-cell table:style-name="ce15" office:value-type="float" office:value="92" calcext:value-type="float">
            <text:p>92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3]*[.J3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2.6" calcext:value-type="float">
            <text:p>62.6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34.5" calcext:value-type="float">
            <text:p>134.5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4" office:value-type="float" office:value="167.2" calcext:value-type="float">
            <text:p>167.2</text:p>
          </table:table-cell>
          <table:table-cell table:style-name="ce20" table:formula="of:=0.25*[.L3]" office:value-type="float" office:value="0.00383812165642956" calcext:value-type="float">
            <text:p>0.00383812165643</text:p>
          </table:table-cell>
          <table:table-cell table:style-name="ce20" table:formula="of:=0.36*[.L3]" office:value-type="float" office:value="0.00552689518525857" calcext:value-type="float">
            <text:p>0.005526895185259</text:p>
          </table:table-cell>
          <table:table-cell table:style-name="ce20" table:formula="of:=0.39*[.L3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formula="of:=0.63*[.AA3]" office:value-type="float" office:value="18.27" calcext:value-type="float">
            <text:p>18.2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3]/[.Y3]*[.Z3]" office:value-type="float" office:value="504.841402337229" calcext:value-type="float">
            <text:p>504.841402337229</text:p>
          </table:table-cell>
          <table:table-cell table:style-name="ce20" table:formula="of:=[.AD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2</text:p>
          </table:table-cell>
          <table:table-cell table:style-name="ce15" office:value-type="float" office:value="374" calcext:value-type="float">
            <text:p>374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4]*[.J4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7.3" calcext:value-type="float">
            <text:p>37.3</text:p>
          </table:table-cell>
          <table:table-cell table:style-name="ce20" office:value-type="float" office:value="71.1" calcext:value-type="float">
            <text:p>71.1</text:p>
          </table:table-cell>
          <table:table-cell table:style-name="ce20" office:value-type="float" office:value="110.3" calcext:value-type="float">
            <text:p>110.3</text:p>
          </table:table-cell>
          <table:table-cell table:style-name="ce20" office:value-type="float" office:value="121" calcext:value-type="float">
            <text:p>121</text:p>
          </table:table-cell>
          <table:table-cell table:style-name="ce24" office:value-type="float" office:value="152.4" calcext:value-type="float">
            <text:p>152.4</text:p>
          </table:table-cell>
          <table:table-cell table:style-name="ce24" office:value-type="float" office:value="187.3" calcext:value-type="float">
            <text:p>187.3</text:p>
          </table:table-cell>
          <table:table-cell table:style-name="ce20" table:formula="of:=0.25*[.L4]" office:value-type="float" office:value="0.00383812165642956" calcext:value-type="float">
            <text:p>0.00383812165643</text:p>
          </table:table-cell>
          <table:table-cell table:style-name="ce20" table:formula="of:=0.36*[.L4]" office:value-type="float" office:value="0.00552689518525857" calcext:value-type="float">
            <text:p>0.005526895185259</text:p>
          </table:table-cell>
          <table:table-cell table:style-name="ce20" table:formula="of:=0.39*[.L4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4]" office:value-type="float" office:value="34.02" calcext:value-type="float">
            <text:p>34.02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4]/[.Y4]*[.Z4]" office:value-type="float" office:value="504.841402337229" calcext:value-type="float">
            <text:p>504.841402337229</text:p>
          </table:table-cell>
          <table:table-cell table:style-name="ce20" table:formula="of:=[.AD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3</text:p>
          </table:table-cell>
          <table:table-cell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5]*[.J5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8.5" calcext:value-type="float">
            <text:p>28.5</text:p>
          </table:table-cell>
          <table:table-cell table:style-name="ce20" office:value-type="float" office:value="60.2" calcext:value-type="float">
            <text:p>60.2</text:p>
          </table:table-cell>
          <table:table-cell table:style-name="ce20" office:value-type="float" office:value="98.5" calcext:value-type="float">
            <text:p>98.5</text:p>
          </table:table-cell>
          <table:table-cell table:style-name="ce20" office:value-type="float" office:value="110.6" calcext:value-type="float">
            <text:p>110.6</text:p>
          </table:table-cell>
          <table:table-cell table:style-name="ce24" office:value-type="float" office:value="140.1" calcext:value-type="float">
            <text:p>140.1</text:p>
          </table:table-cell>
          <table:table-cell table:style-name="ce24" office:value-type="float" office:value="175.8" calcext:value-type="float">
            <text:p>175.8</text:p>
          </table:table-cell>
          <table:table-cell table:style-name="ce20" table:formula="of:=0.25*[.L5]" office:value-type="float" office:value="0.00383812165642956" calcext:value-type="float">
            <text:p>0.00383812165643</text:p>
          </table:table-cell>
          <table:table-cell table:style-name="ce20" table:formula="of:=0.36*[.L5]" office:value-type="float" office:value="0.00552689518525857" calcext:value-type="float">
            <text:p>0.005526895185259</text:p>
          </table:table-cell>
          <table:table-cell table:style-name="ce20" table:formula="of:=0.39*[.L5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5]" office:value-type="float" office:value="30.24" calcext:value-type="float">
            <text:p>30.24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AC5]/[.Y5]*[.Z5]" office:value-type="float" office:value="396.661101836394" calcext:value-type="float">
            <text:p>396.661101836394</text:p>
          </table:table-cell>
          <table:table-cell table:style-name="ce20" table:formula="of:=[.AD5]/60" office:value-type="float" office:value="6.6110183639399" calcext:value-type="float">
            <text:p>6.6110183639399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4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6]*[.J6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30.7" calcext:value-type="float">
            <text:p>30.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7.9" calcext:value-type="float">
            <text:p>127.9</text:p>
          </table:table-cell>
          <table:table-cell table:style-name="ce24" office:value-type="float" office:value="171.6" calcext:value-type="float">
            <text:p>171.6</text:p>
          </table:table-cell>
          <table:table-cell table:style-name="ce24" office:value-type="float" office:value="220.5" calcext:value-type="float">
            <text:p>220.5</text:p>
          </table:table-cell>
          <table:table-cell table:style-name="ce24" table:formula="of:=0.25*[.L6]" office:value-type="float" office:value="0.00346012482662968" calcext:value-type="float">
            <text:p>0.00346012482663</text:p>
          </table:table-cell>
          <table:table-cell table:style-name="ce20" table:formula="of:=0.36*[.L6]" office:value-type="float" office:value="0.00498257975034674" calcext:value-type="float">
            <text:p>0.004982579750347</text:p>
          </table:table-cell>
          <table:table-cell table:style-name="ce24" table:formula="of:=0.39*[.L6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6]" office:value-type="float" office:value="30.24" calcext:value-type="float">
            <text:p>30.24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AC6]/[.Y6]*[.Z6]" office:value-type="float" office:value="324.540901502504" calcext:value-type="float">
            <text:p>324.540901502504</text:p>
          </table:table-cell>
          <table:table-cell table:style-name="ce20" table:formula="of:=[.AD6]/60" office:value-type="float" office:value="5.40901502504174" calcext:value-type="float">
            <text:p>5.40901502504174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5</text:p>
          </table:table-cell>
          <table:table-cell table:style-name="ce15" office:value-type="float" office:value="560" calcext:value-type="float">
            <text:p>56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7]*[.J7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37.1" calcext:value-type="float">
            <text:p>37.1</text:p>
          </table:table-cell>
          <table:table-cell table:style-name="ce24" office:value-type="float" office:value="109.9" calcext:value-type="float">
            <text:p>109.9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72.3" calcext:value-type="float">
            <text:p>172.3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formula="of:=0.25*[.L7]" office:value-type="float" office:value="0.00346012482662968" calcext:value-type="float">
            <text:p>0.00346012482663</text:p>
          </table:table-cell>
          <table:table-cell table:style-name="ce20" table:formula="of:=0.36*[.L7]" office:value-type="float" office:value="0.00498257975034674" calcext:value-type="float">
            <text:p>0.004982579750347</text:p>
          </table:table-cell>
          <table:table-cell table:style-name="ce24" table:formula="of:=0.39*[.L7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79" calcext:value-type="float">
            <text:p>79</text:p>
          </table:table-cell>
          <table:table-cell table:style-name="ce20" table:formula="of:=0.63*[.AA7]" office:value-type="float" office:value="49.77" calcext:value-type="float">
            <text:p>49.7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7]/[.Y7]*[.Z7]" office:value-type="float" office:value="504.841402337229" calcext:value-type="float">
            <text:p>504.841402337229</text:p>
          </table:table-cell>
          <table:table-cell table:style-name="ce20" table:formula="of:=[.AD7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6</text:p>
          </table:table-cell>
          <table:table-cell table:style-name="ce15" office:value-type="float" office:value="292" calcext:value-type="float">
            <text:p>29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8]*[.J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.1" calcext:value-type="float">
            <text:p>32.1</text:p>
          </table:table-cell>
          <table:table-cell table:style-name="ce20" office:value-type="float" office:value="65.7" calcext:value-type="float">
            <text:p>65.7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0" office:value-type="float" office:value="114" calcext:value-type="float">
            <text:p>114</text:p>
          </table:table-cell>
          <table:table-cell table:style-name="ce24" office:value-type="float" office:value="141.5" calcext:value-type="float">
            <text:p>141.5</text:p>
          </table:table-cell>
          <table:table-cell table:style-name="ce24" office:value-type="float" office:value="168.2" calcext:value-type="float">
            <text:p>168.2</text:p>
          </table:table-cell>
          <table:table-cell table:style-name="ce20" table:formula="of:=0.25*[.L8]" office:value-type="float" office:value="0.00383812165642956" calcext:value-type="float">
            <text:p>0.00383812165643</text:p>
          </table:table-cell>
          <table:table-cell table:style-name="ce20" table:formula="of:=0.36*[.L8]" office:value-type="float" office:value="0.00552689518525857" calcext:value-type="float">
            <text:p>0.005526895185259</text:p>
          </table:table-cell>
          <table:table-cell table:style-name="ce20" table:formula="of:=0.39*[.L8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5" calcext:value-type="float">
            <text:p>45</text:p>
          </table:table-cell>
          <table:table-cell table:style-name="ce20" table:formula="of:=0.63*[.AA8]" office:value-type="float" office:value="28.35" calcext:value-type="float">
            <text:p>28.35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8]/[.Y8]*[.Z8]" office:value-type="float" office:value="468.781302170284" calcext:value-type="float">
            <text:p>468.781302170284</text:p>
          </table:table-cell>
          <table:table-cell table:style-name="ce20" table:formula="of:=[.AD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7</text:p>
          </table:table-cell>
          <table:table-cell table:style-name="ce15" office:value-type="float" office:value="672" calcext:value-type="float">
            <text:p>67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9]*[.J9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7.8" calcext:value-type="float">
            <text:p>17.8</text:p>
          </table:table-cell>
          <table:table-cell table:style-name="ce20" office:value-type="float" office:value="37.6" calcext:value-type="float">
            <text:p>37.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84.7" calcext:value-type="float">
            <text:p>84.7</text:p>
          </table:table-cell>
          <table:table-cell table:style-name="ce24" office:value-type="float" office:value="120.9" calcext:value-type="float">
            <text:p>120.9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0" table:formula="of:=0.25*[.L9]" office:value-type="float" office:value="0.00383812165642956" calcext:value-type="float">
            <text:p>0.00383812165643</text:p>
          </table:table-cell>
          <table:table-cell table:style-name="ce20" table:formula="of:=0.36*[.L9]" office:value-type="float" office:value="0.00552689518525857" calcext:value-type="float">
            <text:p>0.005526895185259</text:p>
          </table:table-cell>
          <table:table-cell table:style-name="ce20" table:formula="of:=0.39*[.L9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9]" office:value-type="float" office:value="34.02" calcext:value-type="float">
            <text:p>34.0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9]/[.Y9]*[.Z9]" office:value-type="float" office:value="432.721202003339" calcext:value-type="float">
            <text:p>432.721202003339</text:p>
          </table:table-cell>
          <table:table-cell table:style-name="ce20" table:formula="of:=[.AD9]/60" office:value-type="float" office:value="7.21202003338898" calcext:value-type="float">
            <text:p>7.21202003338898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8</text:p>
          </table:table-cell>
          <table:table-cell table:style-name="ce15" office:value-type="float" office:value="460" calcext:value-type="float">
            <text:p>46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0]*[.J10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.8" calcext:value-type="float">
            <text:p>27.8</text:p>
          </table:table-cell>
          <table:table-cell table:style-name="ce20" office:value-type="float" office:value="54.1" calcext:value-type="float">
            <text:p>54.1</text:p>
          </table:table-cell>
          <table:table-cell table:style-name="ce20" office:value-type="float" office:value="90.9" calcext:value-type="float">
            <text:p>90.9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4" office:value-type="float" office:value="133.2" calcext:value-type="float">
            <text:p>133.2</text:p>
          </table:table-cell>
          <table:table-cell table:style-name="ce24" office:value-type="float" office:value="167.1" calcext:value-type="float">
            <text:p>167.1</text:p>
          </table:table-cell>
          <table:table-cell table:style-name="ce20" table:formula="of:=0.25*[.L10]" office:value-type="float" office:value="0.00383812165642956" calcext:value-type="float">
            <text:p>0.00383812165643</text:p>
          </table:table-cell>
          <table:table-cell table:style-name="ce20" table:formula="of:=0.36*[.L10]" office:value-type="float" office:value="0.00552689518525857" calcext:value-type="float">
            <text:p>0.005526895185259</text:p>
          </table:table-cell>
          <table:table-cell table:style-name="ce20" table:formula="of:=0.39*[.L10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table:formula="of:=0.63*[.AA10]" office:value-type="float" office:value="35.28" calcext:value-type="float">
            <text:p>35.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0]/[.Y10]*[.Z10]" office:value-type="float" office:value="468.781302170284" calcext:value-type="float">
            <text:p>468.781302170284</text:p>
          </table:table-cell>
          <table:table-cell table:style-name="ce20" table:formula="of:=[.AD10]/60" office:value-type="float" office:value="7.81302170283806" calcext:value-type="float">
            <text:p>7.81302170283806</text:p>
          </table:table-cell>
        </table:table-row>
        <table:table-row table:style-name="ro4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9</text:p>
          </table:table-cell>
          <table:table-cell table:style-name="ce15" office:value-type="float" office:value="840" calcext:value-type="float">
            <text:p>84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1]*[.J11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.6" calcext:value-type="float">
            <text:p>41.6</text:p>
          </table:table-cell>
          <table:table-cell table:style-name="ce24" office:value-type="float" office:value="77.1" calcext:value-type="float">
            <text:p>77.1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25.2" calcext:value-type="float">
            <text:p>125.2</text:p>
          </table:table-cell>
          <table:table-cell table:style-name="ce24" office:value-type="float" office:value="157.8" calcext:value-type="float">
            <text:p>157.8</text:p>
          </table:table-cell>
          <table:table-cell table:style-name="ce24" office:value-type="float" office:value="193.7" calcext:value-type="float">
            <text:p>193.7</text:p>
          </table:table-cell>
          <table:table-cell table:style-name="ce24" table:formula="of:=0.25*[.L11]" office:value-type="float" office:value="0.00346012482662968" calcext:value-type="float">
            <text:p>0.00346012482663</text:p>
          </table:table-cell>
          <table:table-cell table:style-name="ce20" table:formula="of:=0.36*[.L11]" office:value-type="float" office:value="0.00498257975034674" calcext:value-type="float">
            <text:p>0.004982579750347</text:p>
          </table:table-cell>
          <table:table-cell table:style-name="ce24" table:formula="of:=0.39*[.L11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3" calcext:value-type="float">
            <text:p>43</text:p>
          </table:table-cell>
          <table:table-cell table:style-name="ce20" table:formula="of:=0.63*[.AA11]" office:value-type="float" office:value="27.09" calcext:value-type="float">
            <text:p>27.0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1]/[.Y11]*[.Z11]" office:value-type="float" office:value="468.781302170284" calcext:value-type="float">
            <text:p>468.781302170284</text:p>
          </table:table-cell>
          <table:table-cell table:style-name="ce20" table:formula="of:=[.AD11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0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2]*[.J12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65.9" calcext:value-type="float">
            <text:p>65.9</text:p>
          </table:table-cell>
          <table:table-cell table:style-name="ce24" office:value-type="float" office:value="103.5" calcext:value-type="float">
            <text:p>103.5</text:p>
          </table:table-cell>
          <table:table-cell table:style-name="ce24" office:value-type="float" office:value="115.9" calcext:value-type="float">
            <text:p>115.9</text:p>
          </table:table-cell>
          <table:table-cell table:style-name="ce24" office:value-type="float" office:value="142.2" calcext:value-type="float">
            <text:p>142.2</text:p>
          </table:table-cell>
          <table:table-cell table:style-name="ce24" office:value-type="float" office:value="161.4" calcext:value-type="float">
            <text:p>161.4</text:p>
          </table:table-cell>
          <table:table-cell table:style-name="ce24" table:formula="of:=0.25*[.L12]" office:value-type="float" office:value="0.00346012482662968" calcext:value-type="float">
            <text:p>0.00346012482663</text:p>
          </table:table-cell>
          <table:table-cell table:style-name="ce20" table:formula="of:=0.36*[.L12]" office:value-type="float" office:value="0.00498257975034674" calcext:value-type="float">
            <text:p>0.004982579750347</text:p>
          </table:table-cell>
          <table:table-cell table:style-name="ce24" table:formula="of:=0.39*[.L12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formula="of:=0.63*[.AA12]" office:value-type="float" office:value="20.16" calcext:value-type="float">
            <text:p>20.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12]/[.Y12]*[.Z12]" office:value-type="float" office:value="432.721202003339" calcext:value-type="float">
            <text:p>432.721202003339</text:p>
          </table:table-cell>
          <table:table-cell table:style-name="ce20" table:formula="of:=[.AD12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6" office:value-type="float" office:value="735" calcext:value-type="float">
            <text:p>73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GSU</text:p>
          </table:table-cell>
          <table:table-cell table:style-name="ce11" office:value-type="string" calcext:value-type="string">
            <text:p>Tie1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no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3]*[.J13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6.8" calcext:value-type="float">
            <text:p>56.8</text:p>
          </table:table-cell>
          <table:table-cell table:style-name="ce21" office:value-type="float" office:value="92.6" calcext:value-type="float">
            <text:p>92.6</text:p>
          </table:table-cell>
          <table:table-cell table:style-name="ce21" office:value-type="float" office:value="126.5" calcext:value-type="float">
            <text:p>126.5</text:p>
          </table:table-cell>
          <table:table-cell table:style-name="ce21" office:value-type="float" office:value="133.7" calcext:value-type="float">
            <text:p>133.7</text:p>
          </table:table-cell>
          <table:table-cell table:style-name="ce27" office:value-type="float" office:value="153.9" calcext:value-type="float">
            <text:p>153.9</text:p>
          </table:table-cell>
          <table:table-cell table:style-name="ce27" office:value-type="float" office:value="174.6" calcext:value-type="float">
            <text:p>174.6</text:p>
          </table:table-cell>
          <table:table-cell table:style-name="ce21" table:formula="of:=0.25*[.L13]" office:value-type="float" office:value="0.00130050855293574" calcext:value-type="float">
            <text:p>0.001300508552936</text:p>
          </table:table-cell>
          <table:table-cell table:style-name="ce21" table:formula="of:=0.36*[.L13]" office:value-type="float" office:value="0.00187273231622746" calcext:value-type="float">
            <text:p>0.001872732316227</text:p>
          </table:table-cell>
          <table:table-cell table:style-name="ce21" table:formula="of:=0.39*[.L13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formula="of:=0.63*[.AA13]" office:value-type="float" office:value="22.68" calcext:value-type="float">
            <text:p>22.68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3]/[.Y13]*[.Z13]" office:value-type="float" office:value="535.813953488372" calcext:value-type="float">
            <text:p>535.813953488372</text:p>
          </table:table-cell>
          <table:table-cell table:style-name="ce21" table:formula="of:=[.AD13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65" calcext:value-type="float">
            <text:p>76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2</text:p>
          </table:table-cell>
          <table:table-cell table:style-name="ce16" office:value-type="float" office:value="373.33" calcext:value-type="float">
            <text:p>373.33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4]*[.J14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2.3" calcext:value-type="float">
            <text:p>52.3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30.3" calcext:value-type="float">
            <text:p>130.3</text:p>
          </table:table-cell>
          <table:table-cell table:style-name="ce27" office:value-type="float" office:value="160.5" calcext:value-type="float">
            <text:p>160.5</text:p>
          </table:table-cell>
          <table:table-cell table:style-name="ce27" office:value-type="float" office:value="194.8" calcext:value-type="float">
            <text:p>194.8</text:p>
          </table:table-cell>
          <table:table-cell table:style-name="ce21" table:formula="of:=0.25*[.L14]" office:value-type="float" office:value="0.00130050855293574" calcext:value-type="float">
            <text:p>0.001300508552936</text:p>
          </table:table-cell>
          <table:table-cell table:style-name="ce21" table:formula="of:=0.36*[.L14]" office:value-type="float" office:value="0.00187273231622746" calcext:value-type="float">
            <text:p>0.001872732316227</text:p>
          </table:table-cell>
          <table:table-cell table:style-name="ce21" table:formula="of:=0.39*[.L14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formula="of:=0.63*[.AA14]" office:value-type="float" office:value="29.61" calcext:value-type="float">
            <text:p>29.61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.AC14]/[.Y14]*[.Z14]" office:value-type="float" office:value="502.325581395349" calcext:value-type="float">
            <text:p>502.325581395349</text:p>
          </table:table-cell>
          <table:table-cell table:style-name="ce21" table:formula="of:=[.AD14]/60" office:value-type="float" office:value="8.37209302325581" calcext:value-type="float">
            <text:p>8.37209302325581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46" calcext:value-type="float">
            <text:p>746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3</text:p>
          </table:table-cell>
          <table:table-cell table:style-name="ce16" office:value-type="float" office:value="750" calcext:value-type="float">
            <text:p>75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5]*[.J15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6" calcext:value-type="float">
            <text:p>30.6</text:p>
          </table:table-cell>
          <table:table-cell table:style-name="ce21" office:value-type="float" office:value="61.6" calcext:value-type="float">
            <text:p>61.6</text:p>
          </table:table-cell>
          <table:table-cell table:style-name="ce21" office:value-type="float" office:value="100.1" calcext:value-type="float">
            <text:p>100.1</text:p>
          </table:table-cell>
          <table:table-cell table:style-name="ce21" office:value-type="float" office:value="112.2" calcext:value-type="float">
            <text:p>112.2</text:p>
          </table:table-cell>
          <table:table-cell table:style-name="ce27" office:value-type="float" office:value="142.9" calcext:value-type="float">
            <text:p>142.9</text:p>
          </table:table-cell>
          <table:table-cell table:style-name="ce27" office:value-type="float" office:value="179.6" calcext:value-type="float">
            <text:p>179.6</text:p>
          </table:table-cell>
          <table:table-cell table:style-name="ce21" table:formula="of:=0.25*[.L15]" office:value-type="float" office:value="0.00130050855293574" calcext:value-type="float">
            <text:p>0.001300508552936</text:p>
          </table:table-cell>
          <table:table-cell table:style-name="ce21" table:formula="of:=0.36*[.L15]" office:value-type="float" office:value="0.00187273231622746" calcext:value-type="float">
            <text:p>0.001872732316227</text:p>
          </table:table-cell>
          <table:table-cell table:style-name="ce21" table:formula="of:=0.39*[.L15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formula="of:=0.63*[.AA15]" office:value-type="float" office:value="39.06" calcext:value-type="float">
            <text:p>39.0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5]/[.Y15]*[.Z15]" office:value-type="float" office:value="535.813953488372" calcext:value-type="float">
            <text:p>535.813953488372</text:p>
          </table:table-cell>
          <table:table-cell table:style-name="ce21" table:formula="of:=[.AD15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4</text:p>
          </table:table-cell>
          <table:table-cell table:style-name="ce14" office:value-type="float" office:value="167" calcext:value-type="float">
            <text:p>167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6]*[.J1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.1" calcext:value-type="float">
            <text:p>59.1</text:p>
          </table:table-cell>
          <table:table-cell table:style-name="ce19" office:value-type="float" office:value="88.5" calcext:value-type="float">
            <text:p>88.5</text:p>
          </table:table-cell>
          <table:table-cell table:style-name="ce19" office:value-type="float" office:value="106.4" calcext:value-type="float">
            <text:p>106.4</text:p>
          </table:table-cell>
          <table:table-cell table:style-name="ce19" office:value-type="float" office:value="112.9" calcext:value-type="float">
            <text:p>112.9</text:p>
          </table:table-cell>
          <table:table-cell table:style-name="ce26" office:value-type="float" office:value="134.2" calcext:value-type="float">
            <text:p>134.2</text:p>
          </table:table-cell>
          <table:table-cell table:style-name="ce26" office:value-type="float" office:value="154.9" calcext:value-type="float">
            <text:p>154.9</text:p>
          </table:table-cell>
          <table:table-cell table:style-name="ce19" table:formula="of:=0.25*[.L16]" office:value-type="float" office:value="0.00233604121260155" calcext:value-type="float">
            <text:p>0.002336041212602</text:p>
          </table:table-cell>
          <table:table-cell table:style-name="ce19" table:formula="of:=0.36*[.L16]" office:value-type="float" office:value="0.00336389934614622" calcext:value-type="float">
            <text:p>0.003363899346146</text:p>
          </table:table-cell>
          <table:table-cell table:style-name="ce19" table:formula="of:=0.39*[.L1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6]" office:value-type="float" office:value="22.68" calcext:value-type="float">
            <text:p>22.68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16]/[.Y16]*[.Z16]" office:value-type="float" office:value="540.901502504174" calcext:value-type="float">
            <text:p>540.901502504174</text:p>
          </table:table-cell>
          <table:table-cell table:style-name="ce19" table:formula="of:=[.AD16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5</text:p>
          </table:table-cell>
          <table:table-cell table:style-name="ce14" office:value-type="float" office:value="360" calcext:value-type="float">
            <text:p>36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7]*[.J1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5.6" calcext:value-type="float">
            <text:p>45.6</text:p>
          </table:table-cell>
          <table:table-cell table:style-name="ce19" office:value-type="float" office:value="81.1" calcext:value-type="float">
            <text:p>81.1</text:p>
          </table:table-cell>
          <table:table-cell table:style-name="ce19" office:value-type="float" office:value="108.6" calcext:value-type="float">
            <text:p>108.6</text:p>
          </table:table-cell>
          <table:table-cell table:style-name="ce19" office:value-type="float" office:value="113.7" calcext:value-type="float">
            <text:p>113.7</text:p>
          </table:table-cell>
          <table:table-cell table:style-name="ce26" office:value-type="float" office:value="135.5" calcext:value-type="float">
            <text:p>135.5</text:p>
          </table:table-cell>
          <table:table-cell table:style-name="ce26" office:value-type="float" office:value="163.4" calcext:value-type="float">
            <text:p>163.4</text:p>
          </table:table-cell>
          <table:table-cell table:style-name="ce19" table:formula="of:=0.25*[.L17]" office:value-type="float" office:value="0.00233604121260155" calcext:value-type="float">
            <text:p>0.002336041212602</text:p>
          </table:table-cell>
          <table:table-cell table:style-name="ce19" table:formula="of:=0.36*[.L17]" office:value-type="float" office:value="0.00336389934614622" calcext:value-type="float">
            <text:p>0.003363899346146</text:p>
          </table:table-cell>
          <table:table-cell table:style-name="ce19" table:formula="of:=0.39*[.L1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0.63*[.AA17]" office:value-type="float" office:value="29.61" calcext:value-type="float">
            <text:p>29.6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17]/[.Y17]*[.Z17]" office:value-type="float" office:value="468.781302170284" calcext:value-type="float">
            <text:p>468.781302170284</text:p>
          </table:table-cell>
          <table:table-cell table:style-name="ce19" table:formula="of:=[.AD17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3" calcext:value-type="float">
            <text:p>433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6</text:p>
          </table:table-cell>
          <table:table-cell table:style-name="ce15" office:value-type="float" office:value="121.33" calcext:value-type="float">
            <text:p>121.33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8]*[.J1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9" calcext:value-type="float">
            <text:p>29.9</text:p>
          </table:table-cell>
          <table:table-cell table:style-name="ce20" office:value-type="float" office:value="55.7" calcext:value-type="float">
            <text:p>55.7</text:p>
          </table:table-cell>
          <table:table-cell table:style-name="ce20" office:value-type="float" office:value="90.5" calcext:value-type="float">
            <text:p>90.5</text:p>
          </table:table-cell>
          <table:table-cell table:style-name="ce20" office:value-type="float" office:value="102" calcext:value-type="float">
            <text:p>102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0" table:formula="of:=0.25*[.L18]" office:value-type="float" office:value="0.00383812165642956" calcext:value-type="float">
            <text:p>0.00383812165643</text:p>
          </table:table-cell>
          <table:table-cell table:style-name="ce20" table:formula="of:=0.36*[.L18]" office:value-type="float" office:value="0.00552689518525857" calcext:value-type="float">
            <text:p>0.005526895185259</text:p>
          </table:table-cell>
          <table:table-cell table:style-name="ce20" table:formula="of:=0.39*[.L18]" office:value-type="float" office:value="0.00598746978403012" calcext:value-type="float">
            <text:p>0.0059874697840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table:formula="of:=360*60" office:value-type="float" office:value="21600" calcext:value-type="float">
            <text:p>216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0.63*[.AA18]" office:value-type="float" office:value="27.09" calcext:value-type="float">
            <text:p>27.0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C18]/[.Y18]*[.Z18]" office:value-type="float" office:value="468.781302170284" calcext:value-type="float">
            <text:p>468.781302170284</text:p>
          </table:table-cell>
          <table:table-cell table:style-name="ce24" table:formula="of:=[.AD1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10" calcext:value-type="float">
            <text:p>41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7</text:p>
          </table:table-cell>
          <table:table-cell table:style-name="ce14" office:value-type="float" office:value="94" calcext:value-type="float">
            <text:p>94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9]*[.J19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.2" calcext:value-type="float">
            <text:p>42.2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09.9" calcext:value-type="float">
            <text:p>109.9</text:p>
          </table:table-cell>
          <table:table-cell table:style-name="ce26" office:value-type="float" office:value="128.4" calcext:value-type="float">
            <text:p>128.4</text:p>
          </table:table-cell>
          <table:table-cell table:style-name="ce26" office:value-type="float" office:value="146.8" calcext:value-type="float">
            <text:p>146.8</text:p>
          </table:table-cell>
          <table:table-cell table:style-name="ce19" table:formula="of:=0.25*[.L19]" office:value-type="float" office:value="0.00233604121260155" calcext:value-type="float">
            <text:p>0.002336041212602</text:p>
          </table:table-cell>
          <table:table-cell table:style-name="ce19" table:formula="of:=0.36*[.L19]" office:value-type="float" office:value="0.00336389934614622" calcext:value-type="float">
            <text:p>0.003363899346146</text:p>
          </table:table-cell>
          <table:table-cell table:style-name="ce19" table:formula="of:=0.39*[.L19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9]" office:value-type="float" office:value="22.68" calcext:value-type="float">
            <text:p>22.6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19]/[.Y19]*[.Z19]" office:value-type="float" office:value="504.841402337229" calcext:value-type="float">
            <text:p>504.841402337229</text:p>
          </table:table-cell>
          <table:table-cell table:style-name="ce19" table:formula="of:=[.AD19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8</text:p>
          </table:table-cell>
          <table:table-cell table:style-name="ce14" office:value-type="float" office:value="750" calcext:value-type="float">
            <text:p>7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0]*[.J20]" office:value-type="float" office:value="0.0411835413777161" calcext:value-type="float">
            <text:p>0.0411835413777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49.6" calcext:value-type="float">
            <text:p>49.6</text:p>
          </table:table-cell>
          <table:table-cell table:style-name="ce26" office:value-type="float" office:value="116.8" calcext:value-type="float">
            <text:p>116.8</text:p>
          </table:table-cell>
          <table:table-cell table:style-name="ce26" office:value-type="float" office:value="154.1" calcext:value-type="float">
            <text:p>154.1</text:p>
          </table:table-cell>
          <table:table-cell table:style-name="ce19" table:formula="of:=0.25*[.L20]" office:value-type="float" office:value="0.010295885344429" calcext:value-type="float">
            <text:p>0.010295885344429</text:p>
          </table:table-cell>
          <table:table-cell table:style-name="ce19" table:formula="of:=0.36*[.L20]" office:value-type="float" office:value="0.0148260748959778" calcext:value-type="float">
            <text:p>0.014826074895978</text:p>
          </table:table-cell>
          <table:table-cell table:style-name="ce19" table:formula="of:=0.39*[.L2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table:formula="of:=0.63*[.AA20]" office:value-type="float" office:value="39.69" calcext:value-type="float">
            <text:p>39.69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0]/[.Y20]*[.Z20]" office:value-type="float" office:value="468.781302170284" calcext:value-type="float">
            <text:p>468.781302170284</text:p>
          </table:table-cell>
          <table:table-cell table:style-name="ce19" table:formula="of:=[.AD20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9</text:p>
          </table:table-cell>
          <table:table-cell table:style-name="ce14" office:value-type="float" office:value="160" calcext:value-type="float">
            <text:p>16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1]*[.J21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8.6" calcext:value-type="float">
            <text:p>8.6</text:p>
          </table:table-cell>
          <table:table-cell table:style-name="ce19" office:value-type="float" office:value="75.1" calcext:value-type="float">
            <text:p>75.1</text:p>
          </table:table-cell>
          <table:table-cell table:style-name="ce19" office:value-type="float" office:value="90.4" calcext:value-type="float">
            <text:p>90.4</text:p>
          </table:table-cell>
          <table:table-cell table:style-name="ce26" office:value-type="float" office:value="110.9" calcext:value-type="float">
            <text:p>110.9</text:p>
          </table:table-cell>
          <table:table-cell table:style-name="ce26" office:value-type="float" office:value="126.2" calcext:value-type="float">
            <text:p>126.2</text:p>
          </table:table-cell>
          <table:table-cell table:style-name="ce19" table:formula="of:=0.25*[.L21]" office:value-type="float" office:value="0.010295885344429" calcext:value-type="float">
            <text:p>0.010295885344429</text:p>
          </table:table-cell>
          <table:table-cell table:style-name="ce19" table:formula="of:=0.36*[.L21]" office:value-type="float" office:value="0.0148260748959778" calcext:value-type="float">
            <text:p>0.014826074895978</text:p>
          </table:table-cell>
          <table:table-cell table:style-name="ce19" table:formula="of:=0.39*[.L21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0.63*[.AA21]" office:value-type="float" office:value="22.05" calcext:value-type="float">
            <text:p>22.05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[.AC21]/[.Y21]*[.Z21]" office:value-type="float" office:value="576.961602671119" calcext:value-type="float">
            <text:p>576.961602671119</text:p>
          </table:table-cell>
          <table:table-cell table:style-name="ce19" table:formula="of:=[.AD21]/60" office:value-type="float" office:value="9.61602671118531" calcext:value-type="float">
            <text:p>9.61602671118531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0</text:p>
          </table:table-cell>
          <table:table-cell table:style-name="ce14" office:value-type="float" office:value="570" calcext:value-type="float">
            <text:p>57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2]*[.J22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.2" calcext:value-type="float">
            <text:p>13.2</text:p>
          </table:table-cell>
          <table:table-cell table:style-name="ce19" office:value-type="float" office:value="27.2" calcext:value-type="float">
            <text:p>27.2</text:p>
          </table:table-cell>
          <table:table-cell table:style-name="ce19" office:value-type="float" office:value="56.8" calcext:value-type="float">
            <text:p>56.8</text:p>
          </table:table-cell>
          <table:table-cell table:style-name="ce19" office:value-type="float" office:value="68.2" calcext:value-type="float">
            <text:p>68.2</text:p>
          </table:table-cell>
          <table:table-cell table:style-name="ce26" office:value-type="float" office:value="101.3" calcext:value-type="float">
            <text:p>101.3</text:p>
          </table:table-cell>
          <table:table-cell table:style-name="ce26" office:value-type="float" office:value="126.6" calcext:value-type="float">
            <text:p>126.6</text:p>
          </table:table-cell>
          <table:table-cell table:style-name="ce19" table:formula="of:=0.25*[.L22]" office:value-type="float" office:value="0.00233604121260155" calcext:value-type="float">
            <text:p>0.002336041212602</text:p>
          </table:table-cell>
          <table:table-cell table:style-name="ce19" table:formula="of:=0.36*[.L22]" office:value-type="float" office:value="0.00336389934614622" calcext:value-type="float">
            <text:p>0.003363899346146</text:p>
          </table:table-cell>
          <table:table-cell table:style-name="ce19" table:formula="of:=0.39*[.L22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2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2]/[.Y22]*[.Z22]" office:value-type="float" office:value="504.841402337229" calcext:value-type="float">
            <text:p>504.841402337229</text:p>
          </table:table-cell>
          <table:table-cell table:style-name="ce19" table:formula="of:=[.AD22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RA</text:p>
          </table:table-cell>
          <table:table-cell table:style-name="ce9" office:value-type="string" calcext:value-type="string">
            <text:p>Tie21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3]*[.J2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.4" calcext:value-type="float">
            <text:p>17.4</text:p>
          </table:table-cell>
          <table:table-cell table:style-name="ce19" office:value-type="float" office:value="33.4" calcext:value-type="float">
            <text:p>33.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92.2" calcext:value-type="float">
            <text:p>92.2</text:p>
          </table:table-cell>
          <table:table-cell table:style-name="ce26" office:value-type="float" office:value="108.3" calcext:value-type="float">
            <text:p>108.3</text:p>
          </table:table-cell>
          <table:table-cell table:style-name="ce19" table:formula="of:=0.25*[.L23]" office:value-type="float" office:value="0.010295885344429" calcext:value-type="float">
            <text:p>0.010295885344429</text:p>
          </table:table-cell>
          <table:table-cell table:style-name="ce19" table:formula="of:=0.36*[.L23]" office:value-type="float" office:value="0.0148260748959778" calcext:value-type="float">
            <text:p>0.014826074895978</text:p>
          </table:table-cell>
          <table:table-cell table:style-name="ce19" table:formula="of:=0.39*[.L2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0.63*[.AA23]" office:value-type="float" office:value="25.83" calcext:value-type="float">
            <text:p>25.8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3]/[.Y23]*[.Z23]" office:value-type="float" office:value="468.781302170284" calcext:value-type="float">
            <text:p>468.781302170284</text:p>
          </table:table-cell>
          <table:table-cell table:style-name="ce19" table:formula="of:=[.AD23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2</text:p>
          </table:table-cell>
          <table:table-cell table:style-name="ce14" office:value-type="float" office:value="310" calcext:value-type="float">
            <text:p>3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4]*[.J2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92.2" calcext:value-type="float">
            <text:p>92.2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39.9" calcext:value-type="float">
            <text:p>139.9</text:p>
          </table:table-cell>
          <table:table-cell table:style-name="ce19" table:formula="of:=0.25*[.L24]" office:value-type="float" office:value="0.010295885344429" calcext:value-type="float">
            <text:p>0.010295885344429</text:p>
          </table:table-cell>
          <table:table-cell table:style-name="ce19" table:formula="of:=0.36*[.L24]" office:value-type="float" office:value="0.0148260748959778" calcext:value-type="float">
            <text:p>0.014826074895978</text:p>
          </table:table-cell>
          <table:table-cell table:style-name="ce19" table:formula="of:=0.39*[.L2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0.63*[.AA24]" office:value-type="float" office:value="25.2" calcext:value-type="float">
            <text:p>25.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4]/[.Y24]*[.Z24]" office:value-type="float" office:value="504.841402337229" calcext:value-type="float">
            <text:p>504.841402337229</text:p>
          </table:table-cell>
          <table:table-cell table:style-name="ce19" table:formula="of:=[.AD2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3</text:p>
          </table:table-cell>
          <table:table-cell table:style-name="ce14" office:value-type="float" office:value="910" calcext:value-type="float">
            <text:p>9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5]*[.J25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2" calcext:value-type="float">
            <text:p>20.2</text:p>
          </table:table-cell>
          <table:table-cell table:style-name="ce19" office:value-type="float" office:value="40.5" calcext:value-type="float">
            <text:p>40.5</text:p>
          </table:table-cell>
          <table:table-cell table:style-name="ce19" office:value-type="float" office:value="74.6" calcext:value-type="float">
            <text:p>74.6</text:p>
          </table:table-cell>
          <table:table-cell table:style-name="ce19" office:value-type="float" office:value="86.1" calcext:value-type="float">
            <text:p>86.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46.6" calcext:value-type="float">
            <text:p>146.6</text:p>
          </table:table-cell>
          <table:table-cell table:style-name="ce19" table:formula="of:=0.25*[.L25]" office:value-type="float" office:value="0.010295885344429" calcext:value-type="float">
            <text:p>0.010295885344429</text:p>
          </table:table-cell>
          <table:table-cell table:style-name="ce19" table:formula="of:=0.36*[.L25]" office:value-type="float" office:value="0.0148260748959778" calcext:value-type="float">
            <text:p>0.014826074895978</text:p>
          </table:table-cell>
          <table:table-cell table:style-name="ce19" table:formula="of:=0.39*[.L25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5]" office:value-type="float" office:value="34.02" calcext:value-type="float">
            <text:p>34.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25]/[.Y25]*[.Z25]" office:value-type="float" office:value="540.901502504174" calcext:value-type="float">
            <text:p>540.901502504174</text:p>
          </table:table-cell>
          <table:table-cell table:style-name="ce19" table:formula="of:=[.AD25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5" calcext:value-type="float">
            <text:p>33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4</text:p>
          </table:table-cell>
          <table:table-cell table:style-name="ce14" office:value-type="float" office:value="100" calcext:value-type="float">
            <text:p>10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6]*[.J2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0.5" calcext:value-type="float">
            <text:p>110.5</text:p>
          </table:table-cell>
          <table:table-cell table:style-name="ce19" office:value-type="float" office:value="140.5" calcext:value-type="float">
            <text:p>140.5</text:p>
          </table:table-cell>
          <table:table-cell table:style-name="ce19" office:value-type="float" office:value="173.5" calcext:value-type="float">
            <text:p>173.5</text:p>
          </table:table-cell>
          <table:table-cell table:style-name="ce19" office:value-type="float" office:value="188" calcext:value-type="float">
            <text:p>188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96.6" calcext:value-type="float">
            <text:p>296.6</text:p>
          </table:table-cell>
          <table:table-cell table:style-name="ce19" table:formula="of:=0.25*[.L26]" office:value-type="float" office:value="0.00233604121260155" calcext:value-type="float">
            <text:p>0.002336041212602</text:p>
          </table:table-cell>
          <table:table-cell table:style-name="ce19" table:formula="of:=0.36*[.L26]" office:value-type="float" office:value="0.00336389934614622" calcext:value-type="float">
            <text:p>0.003363899346146</text:p>
          </table:table-cell>
          <table:table-cell table:style-name="ce19" table:formula="of:=0.39*[.L2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9" calcext:value-type="float">
            <text:p>59</text:p>
          </table:table-cell>
          <table:table-cell table:style-name="ce19" table:formula="of:=0.63*[.AA26]" office:value-type="float" office:value="37.17" calcext:value-type="float">
            <text:p>37.17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6]/[.Y26]*[.Z26]" office:value-type="float" office:value="468.781302170284" calcext:value-type="float">
            <text:p>468.781302170284</text:p>
          </table:table-cell>
          <table:table-cell table:style-name="ce19" table:formula="of:=[.AD26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5</text:p>
          </table:table-cell>
          <table:table-cell table:style-name="ce14" office:value-type="float" office:value="133.33" calcext:value-type="float">
            <text:p>133.33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7]*[.J2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3.5" calcext:value-type="float">
            <text:p>93.5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166.8" calcext:value-type="float">
            <text:p>166.8</text:p>
          </table:table-cell>
          <table:table-cell table:style-name="ce26" office:value-type="float" office:value="206.2" calcext:value-type="float">
            <text:p>206.2</text:p>
          </table:table-cell>
          <table:table-cell table:style-name="ce26" office:value-type="float" office:value="259.9" calcext:value-type="float">
            <text:p>259.9</text:p>
          </table:table-cell>
          <table:table-cell table:style-name="ce19" table:formula="of:=0.25*[.L27]" office:value-type="float" office:value="0.00233604121260155" calcext:value-type="float">
            <text:p>0.002336041212602</text:p>
          </table:table-cell>
          <table:table-cell table:style-name="ce19" table:formula="of:=0.36*[.L27]" office:value-type="float" office:value="0.00336389934614622" calcext:value-type="float">
            <text:p>0.003363899346146</text:p>
          </table:table-cell>
          <table:table-cell table:style-name="ce19" table:formula="of:=0.39*[.L2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7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7]/[.Y27]*[.Z27]" office:value-type="float" office:value="504.841402337229" calcext:value-type="float">
            <text:p>504.841402337229</text:p>
          </table:table-cell>
          <table:table-cell table:style-name="ce19" table:formula="of:=[.AD27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RA</text:p>
          </table:table-cell>
          <table:table-cell table:style-name="ce8" office:value-type="string" calcext:value-type="string">
            <text:p>Tie26</text:p>
          </table:table-cell>
          <table:table-cell table:style-name="ce13" office:value-type="float" office:value="120" calcext:value-type="float">
            <text:p>1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8]*[.J28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.3" calcext:value-type="float">
            <text:p>4.3</text:p>
          </table:table-cell>
          <table:table-cell table:style-name="ce22" office:value-type="float" office:value="74.3" calcext:value-type="float">
            <text:p>74.3</text:p>
          </table:table-cell>
          <table:table-cell table:style-name="ce22" office:value-type="float" office:value="91.7" calcext:value-type="float">
            <text:p>91.7</text:p>
          </table:table-cell>
          <table:table-cell table:style-name="ce18" office:value-type="float" office:value="122.2" calcext:value-type="float">
            <text:p>122.2</text:p>
          </table:table-cell>
          <table:table-cell table:style-name="ce18" office:value-type="float" office:value="151.8" calcext:value-type="float">
            <text:p>151.8</text:p>
          </table:table-cell>
          <table:table-cell table:style-name="ce22" table:formula="of:=0.25*[.L28]" office:value-type="float" office:value="0.0103130572617396" calcext:value-type="float">
            <text:p>0.01031305726174</text:p>
          </table:table-cell>
          <table:table-cell table:style-name="ce22" table:formula="of:=0.36*[.L28]" office:value-type="float" office:value="0.0148508024569051" calcext:value-type="float">
            <text:p>0.014850802456905</text:p>
          </table:table-cell>
          <table:table-cell table:style-name="ce22" table:formula="of:=0.39*[.L2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6" calcext:value-type="float">
            <text:p>56</text:p>
          </table:table-cell>
          <table:table-cell table:style-name="ce22" table:formula="of:=0.63*[.AA28]" office:value-type="float" office:value="35.28" calcext:value-type="float">
            <text:p>35.2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8]/[.Y28]*[.Z28]" office:value-type="float" office:value="468.781302170284" calcext:value-type="float">
            <text:p>468.781302170284</text:p>
          </table:table-cell>
          <table:table-cell table:style-name="ce22" table:formula="of:=[.AD2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27</text:p>
          </table:table-cell>
          <table:table-cell table:style-name="ce13" office:value-type="float" office:value="500" calcext:value-type="float">
            <text:p>50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9]*[.J29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3.2" calcext:value-type="float">
            <text:p>13.2</text:p>
          </table:table-cell>
          <table:table-cell table:style-name="ce22" office:value-type="float" office:value="66.5" calcext:value-type="float">
            <text:p>66.5</text:p>
          </table:table-cell>
          <table:table-cell table:style-name="ce22" office:value-type="float" office:value="86.4" calcext:value-type="float">
            <text:p>86.4</text:p>
          </table:table-cell>
          <table:table-cell table:style-name="ce18" office:value-type="float" office:value="122.8" calcext:value-type="float">
            <text:p>122.8</text:p>
          </table:table-cell>
          <table:table-cell table:style-name="ce18" office:value-type="float" office:value="156.7" calcext:value-type="float">
            <text:p>156.7</text:p>
          </table:table-cell>
          <table:table-cell table:style-name="ce22" table:formula="of:=0.25*[.L29]" office:value-type="float" office:value="0.0103130572617396" calcext:value-type="float">
            <text:p>0.01031305726174</text:p>
          </table:table-cell>
          <table:table-cell table:style-name="ce22" table:formula="of:=0.36*[.L29]" office:value-type="float" office:value="0.0148508024569051" calcext:value-type="float">
            <text:p>0.014850802456905</text:p>
          </table:table-cell>
          <table:table-cell table:style-name="ce22" table:formula="of:=0.39*[.L2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29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9]/[.Y29]*[.Z29]" office:value-type="float" office:value="468.781302170284" calcext:value-type="float">
            <text:p>468.781302170284</text:p>
          </table:table-cell>
          <table:table-cell table:style-name="ce22" table:formula="of:=[.AD29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0" calcext:value-type="float">
            <text:p>33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8</text:p>
          </table:table-cell>
          <table:table-cell table:style-name="ce14" office:value-type="float" office:value="200" calcext:value-type="float">
            <text:p>2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0]*[.J30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53.1" calcext:value-type="float">
            <text:p>53.1</text:p>
          </table:table-cell>
          <table:table-cell table:style-name="ce19" office:value-type="float" office:value="108.8" calcext:value-type="float">
            <text:p>108.8</text:p>
          </table:table-cell>
          <table:table-cell table:style-name="ce19" office:value-type="float" office:value="118.9" calcext:value-type="float">
            <text:p>118.9</text:p>
          </table:table-cell>
          <table:table-cell table:style-name="ce26" office:value-type="float" office:value="158.5" calcext:value-type="float">
            <text:p>158.5</text:p>
          </table:table-cell>
          <table:table-cell table:style-name="ce26" office:value-type="float" office:value="209.3" calcext:value-type="float">
            <text:p>209.3</text:p>
          </table:table-cell>
          <table:table-cell table:style-name="ce19" table:formula="of:=0.25*[.L30]" office:value-type="float" office:value="0.010295885344429" calcext:value-type="float">
            <text:p>0.010295885344429</text:p>
          </table:table-cell>
          <table:table-cell table:style-name="ce19" table:formula="of:=0.36*[.L30]" office:value-type="float" office:value="0.0148260748959778" calcext:value-type="float">
            <text:p>0.014826074895978</text:p>
          </table:table-cell>
          <table:table-cell table:style-name="ce19" table:formula="of:=0.39*[.L3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0.63*[.AA30]" office:value-type="float" office:value="39.06" calcext:value-type="float">
            <text:p>39.06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AC30]/[.Y30]*[.Z30]" office:value-type="float" office:value="432.721202003339" calcext:value-type="float">
            <text:p>432.721202003339</text:p>
          </table:table-cell>
          <table:table-cell table:style-name="ce19" table:formula="of:=[.AD30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9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31]*[.J31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52.9" calcext:value-type="float">
            <text:p>52.9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100.9" calcext:value-type="float">
            <text:p>100.9</text:p>
          </table:table-cell>
          <table:table-cell table:style-name="ce26" office:value-type="float" office:value="128.8" calcext:value-type="float">
            <text:p>128.8</text:p>
          </table:table-cell>
          <table:table-cell table:style-name="ce19" table:formula="of:=0.25*[.L31]" office:value-type="float" office:value="0.00233604121260155" calcext:value-type="float">
            <text:p>0.002336041212602</text:p>
          </table:table-cell>
          <table:table-cell table:style-name="ce19" table:formula="of:=0.36*[.L31]" office:value-type="float" office:value="0.00336389934614622" calcext:value-type="float">
            <text:p>0.003363899346146</text:p>
          </table:table-cell>
          <table:table-cell table:style-name="ce19" table:formula="of:=0.39*[.L31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0.63*[.AA31]" office:value-type="float" office:value="38.43" calcext:value-type="float">
            <text:p>38.4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1]/[.Y31]*[.Z31]" office:value-type="float" office:value="468.781302170284" calcext:value-type="float">
            <text:p>468.781302170284</text:p>
          </table:table-cell>
          <table:table-cell table:style-name="ce19" table:formula="of:=[.AD31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0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2]*[.J32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.8" calcext:value-type="float">
            <text:p>31.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3.1" calcext:value-type="float">
            <text:p>103.1</text:p>
          </table:table-cell>
          <table:table-cell table:style-name="ce19" office:value-type="float" office:value="115.6" calcext:value-type="float">
            <text:p>115.6</text:p>
          </table:table-cell>
          <table:table-cell table:style-name="ce26" office:value-type="float" office:value="146.1" calcext:value-type="float">
            <text:p>146.1</text:p>
          </table:table-cell>
          <table:table-cell table:style-name="ce26" office:value-type="float" office:value="182" calcext:value-type="float">
            <text:p>182</text:p>
          </table:table-cell>
          <table:table-cell table:style-name="ce19" table:formula="of:=0.25*[.L32]" office:value-type="float" office:value="0.010295885344429" calcext:value-type="float">
            <text:p>0.010295885344429</text:p>
          </table:table-cell>
          <table:table-cell table:style-name="ce19" table:formula="of:=0.36*[.L32]" office:value-type="float" office:value="0.0148260748959778" calcext:value-type="float">
            <text:p>0.014826074895978</text:p>
          </table:table-cell>
          <table:table-cell table:style-name="ce19" table:formula="of:=0.39*[.L32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0.63*[.AA32]" office:value-type="float" office:value="34.65" calcext:value-type="float">
            <text:p>34.65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2]/[.Y32]*[.Z32]" office:value-type="float" office:value="468.781302170284" calcext:value-type="float">
            <text:p>468.781302170284</text:p>
          </table:table-cell>
          <table:table-cell table:style-name="ce19" table:formula="of:=[.AD32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1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3]*[.J3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.8" calcext:value-type="float">
            <text:p>22.8</text:p>
          </table:table-cell>
          <table:table-cell table:style-name="ce19" office:value-type="float" office:value="47.4" calcext:value-type="float">
            <text:p>47.4</text:p>
          </table:table-cell>
          <table:table-cell table:style-name="ce19" office:value-type="float" office:value="85.6" calcext:value-type="float">
            <text:p>85.6</text:p>
          </table:table-cell>
          <table:table-cell table:style-name="ce19" office:value-type="float" office:value="98.1" calcext:value-type="float">
            <text:p>98.1</text:p>
          </table:table-cell>
          <table:table-cell table:style-name="ce26" office:value-type="float" office:value="134.1" calcext:value-type="float">
            <text:p>134.1</text:p>
          </table:table-cell>
          <table:table-cell table:style-name="ce26" office:value-type="float" office:value="167.9" calcext:value-type="float">
            <text:p>167.9</text:p>
          </table:table-cell>
          <table:table-cell table:style-name="ce19" table:formula="of:=0.25*[.L33]" office:value-type="float" office:value="0.010295885344429" calcext:value-type="float">
            <text:p>0.010295885344429</text:p>
          </table:table-cell>
          <table:table-cell table:style-name="ce19" table:formula="of:=0.36*[.L33]" office:value-type="float" office:value="0.0148260748959778" calcext:value-type="float">
            <text:p>0.014826074895978</text:p>
          </table:table-cell>
          <table:table-cell table:style-name="ce19" table:formula="of:=0.39*[.L3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0.63*[.AA33]" office:value-type="float" office:value="35.91" calcext:value-type="float">
            <text:p>35.9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3]/[.Y33]*[.Z33]" office:value-type="float" office:value="468.781302170284" calcext:value-type="float">
            <text:p>468.781302170284</text:p>
          </table:table-cell>
          <table:table-cell table:style-name="ce19" table:formula="of:=[.AD33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32</text:p>
          </table:table-cell>
          <table:table-cell table:style-name="ce14" office:value-type="float" office:value="315" calcext:value-type="float">
            <text:p>31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4]*[.J3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3" calcext:value-type="float">
            <text:p>20.3</text:p>
          </table:table-cell>
          <table:table-cell table:style-name="ce19" office:value-type="float" office:value="42.4" calcext:value-type="float">
            <text:p>42.4</text:p>
          </table:table-cell>
          <table:table-cell table:style-name="ce19" office:value-type="float" office:value="81.2" calcext:value-type="float">
            <text:p>81.2</text:p>
          </table:table-cell>
          <table:table-cell table:style-name="ce19" office:value-type="float" office:value="94.1" calcext:value-type="float">
            <text:p>94.1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68.8" calcext:value-type="float">
            <text:p>168.8</text:p>
          </table:table-cell>
          <table:table-cell table:style-name="ce19" table:formula="of:=0.25*[.L34]" office:value-type="float" office:value="0.010295885344429" calcext:value-type="float">
            <text:p>0.010295885344429</text:p>
          </table:table-cell>
          <table:table-cell table:style-name="ce19" table:formula="of:=0.36*[.L34]" office:value-type="float" office:value="0.0148260748959778" calcext:value-type="float">
            <text:p>0.014826074895978</text:p>
          </table:table-cell>
          <table:table-cell table:style-name="ce19" table:formula="of:=0.39*[.L3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0" calcext:value-type="float">
            <text:p>60</text:p>
          </table:table-cell>
          <table:table-cell table:style-name="ce19" table:formula="of:=0.63*[.AA34]" office:value-type="float" office:value="37.8" calcext:value-type="float">
            <text:p>37.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4]/[.Y34]*[.Z34]" office:value-type="float" office:value="468.781302170284" calcext:value-type="float">
            <text:p>468.781302170284</text:p>
          </table:table-cell>
          <table:table-cell table:style-name="ce19" table:formula="of:=[.AD34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3</text:p>
          </table:table-cell>
          <table:table-cell table:style-name="ce13" office:value-type="float" office:value="133.33" calcext:value-type="float">
            <text:p>133.33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5]*[.J35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.6" calcext:value-type="float">
            <text:p>43.6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121.5" calcext:value-type="float">
            <text:p>121.5</text:p>
          </table:table-cell>
          <table:table-cell table:style-name="ce22" office:value-type="float" office:value="130.8" calcext:value-type="float">
            <text:p>130.8</text:p>
          </table:table-cell>
          <table:table-cell table:style-name="ce18" office:value-type="float" office:value="165.7" calcext:value-type="float">
            <text:p>165.7</text:p>
          </table:table-cell>
          <table:table-cell table:style-name="ce18" office:value-type="float" office:value="213.4" calcext:value-type="float">
            <text:p>213.4</text:p>
          </table:table-cell>
          <table:table-cell table:style-name="ce22" table:formula="of:=0.25*[.L35]" office:value-type="float" office:value="0.0048127600554785" calcext:value-type="float">
            <text:p>0.004812760055479</text:p>
          </table:table-cell>
          <table:table-cell table:style-name="ce22" table:formula="of:=0.36*[.L35]" office:value-type="float" office:value="0.00693037447988904" calcext:value-type="float">
            <text:p>0.006930374479889</text:p>
          </table:table-cell>
          <table:table-cell table:style-name="ce22" table:formula="of:=0.39*[.L35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35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5]/[.Y35]*[.Z35]" office:value-type="float" office:value="468.781302170284" calcext:value-type="float">
            <text:p>468.781302170284</text:p>
          </table:table-cell>
          <table:table-cell table:style-name="ce22" table:formula="of:=[.AD35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4</text:p>
          </table:table-cell>
          <table:table-cell table:style-name="ce13" office:value-type="float" office:value="66.6" calcext:value-type="float">
            <text:p>66.6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6]*[.J36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.6" calcext:value-type="float">
            <text:p>55.6</text:p>
          </table:table-cell>
          <table:table-cell table:style-name="ce22" office:value-type="float" office:value="95.8" calcext:value-type="float">
            <text:p>95.8</text:p>
          </table:table-cell>
          <table:table-cell table:style-name="ce22" office:value-type="float" office:value="125.5" calcext:value-type="float">
            <text:p>125.5</text:p>
          </table:table-cell>
          <table:table-cell table:style-name="ce22" office:value-type="float" office:value="133.1" calcext:value-type="float">
            <text:p>133.1</text:p>
          </table:table-cell>
          <table:table-cell table:style-name="ce18" office:value-type="float" office:value="162.2" calcext:value-type="float">
            <text:p>162.2</text:p>
          </table:table-cell>
          <table:table-cell table:style-name="ce18" office:value-type="float" office:value="204.4" calcext:value-type="float">
            <text:p>204.4</text:p>
          </table:table-cell>
          <table:table-cell table:style-name="ce22" table:formula="of:=0.25*[.L36]" office:value-type="float" office:value="0.0048127600554785" calcext:value-type="float">
            <text:p>0.004812760055479</text:p>
          </table:table-cell>
          <table:table-cell table:style-name="ce22" table:formula="of:=0.36*[.L36]" office:value-type="float" office:value="0.00693037447988904" calcext:value-type="float">
            <text:p>0.006930374479889</text:p>
          </table:table-cell>
          <table:table-cell table:style-name="ce22" table:formula="of:=0.39*[.L36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0.63*[.AA36]" office:value-type="float" office:value="32.76" calcext:value-type="float">
            <text:p>32.76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36]/[.Y36]*[.Z36]" office:value-type="float" office:value="504.841402337229" calcext:value-type="float">
            <text:p>504.841402337229</text:p>
          </table:table-cell>
          <table:table-cell table:style-name="ce22" table:formula="of:=[.AD36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5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7]*[.J37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2.5" calcext:value-type="float">
            <text:p>52.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9.7" calcext:value-type="float">
            <text:p>99.7</text:p>
          </table:table-cell>
          <table:table-cell table:style-name="ce18" office:value-type="float" office:value="125.5" calcext:value-type="float">
            <text:p>125.5</text:p>
          </table:table-cell>
          <table:table-cell table:style-name="ce18" office:value-type="float" office:value="145.8" calcext:value-type="float">
            <text:p>145.8</text:p>
          </table:table-cell>
          <table:table-cell table:style-name="ce18" table:formula="of:=0.25*[.L37]" office:value-type="float" office:value="0.0048127600554785" calcext:value-type="float">
            <text:p>0.004812760055479</text:p>
          </table:table-cell>
          <table:table-cell table:style-name="ce22" table:formula="of:=0.36*[.L37]" office:value-type="float" office:value="0.00693037447988904" calcext:value-type="float">
            <text:p>0.006930374479889</text:p>
          </table:table-cell>
          <table:table-cell table:style-name="ce18" table:formula="of:=0.39*[.L37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formula="of:=0.63*[.AA37]" office:value-type="float" office:value="24.57" calcext:value-type="float">
            <text:p>24.57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7]/[.Y37]*[.Z37]" office:value-type="float" office:value="468.781302170284" calcext:value-type="float">
            <text:p>468.781302170284</text:p>
          </table:table-cell>
          <table:table-cell table:style-name="ce22" table:formula="of:=[.AD37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6</text:p>
          </table:table-cell>
          <table:table-cell table:style-name="ce13" office:value-type="float" office:value="160" calcext:value-type="float">
            <text:p>1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8]*[.J38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.8" calcext:value-type="float">
            <text:p>28.8</text:p>
          </table:table-cell>
          <table:table-cell table:style-name="ce22" office:value-type="float" office:value="91.3" calcext:value-type="float">
            <text:p>91.3</text:p>
          </table:table-cell>
          <table:table-cell table:style-name="ce22" office:value-type="float" office:value="138.8" calcext:value-type="float">
            <text:p>138.8</text:p>
          </table:table-cell>
          <table:table-cell table:style-name="ce22" office:value-type="float" office:value="154.4" calcext:value-type="float">
            <text:p>154.4</text:p>
          </table:table-cell>
          <table:table-cell table:style-name="ce18" office:value-type="float" office:value="196.4" calcext:value-type="float">
            <text:p>196.4</text:p>
          </table:table-cell>
          <table:table-cell table:style-name="ce18" office:value-type="float" office:value="256.5" calcext:value-type="float">
            <text:p>256.5</text:p>
          </table:table-cell>
          <table:table-cell table:style-name="ce22" table:formula="of:=0.25*[.L38]" office:value-type="float" office:value="0.0103130572617396" calcext:value-type="float">
            <text:p>0.01031305726174</text:p>
          </table:table-cell>
          <table:table-cell table:style-name="ce22" table:formula="of:=0.36*[.L38]" office:value-type="float" office:value="0.0148508024569051" calcext:value-type="float">
            <text:p>0.014850802456905</text:p>
          </table:table-cell>
          <table:table-cell table:style-name="ce22" table:formula="of:=0.39*[.L3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0.63*[.AA38]" office:value-type="float" office:value="38.43" calcext:value-type="float">
            <text:p>38.4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8]/[.Y38]*[.Z38]" office:value-type="float" office:value="468.781302170284" calcext:value-type="float">
            <text:p>468.781302170284</text:p>
          </table:table-cell>
          <table:table-cell table:style-name="ce22" table:formula="of:=[.AD3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7</text:p>
          </table:table-cell>
          <table:table-cell table:style-name="ce13" office:value-type="float" office:value="290" calcext:value-type="float">
            <text:p>29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9]*[.J39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office:value-type="float" office:value="15.4" calcext:value-type="float">
            <text:p>15.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35" calcext:value-type="float">
            <text:p>135</text:p>
          </table:table-cell>
          <table:table-cell table:style-name="ce22" table:formula="of:=0.25*[.L39]" office:value-type="float" office:value="0.0103130572617396" calcext:value-type="float">
            <text:p>0.01031305726174</text:p>
          </table:table-cell>
          <table:table-cell table:style-name="ce22" table:formula="of:=0.36*[.L39]" office:value-type="float" office:value="0.0148508024569051" calcext:value-type="float">
            <text:p>0.014850802456905</text:p>
          </table:table-cell>
          <table:table-cell table:style-name="ce22" table:formula="of:=0.39*[.L3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table:formula="of:=0.63*[.AA39]" office:value-type="float" office:value="63.63" calcext:value-type="float">
            <text:p>63.6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9]/[.Y39]*[.Z39]" office:value-type="float" office:value="468.781302170284" calcext:value-type="float">
            <text:p>468.781302170284</text:p>
          </table:table-cell>
          <table:table-cell table:style-name="ce22" table:formula="of:=[.AD39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8</text:p>
          </table:table-cell>
          <table:table-cell table:style-name="ce13" office:value-type="float" office:value="420" calcext:value-type="float">
            <text:p>4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0]*[.J40]" office:value-type="float" office:value="0.0412522290469586" calcext:value-type="float">
            <text:p>0.04125222904695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.1" calcext:value-type="float">
            <text:p>19.1</text:p>
          </table:table-cell>
          <table:table-cell table:style-name="ce18" office:value-type="float" office:value="102.5" calcext:value-type="float">
            <text:p>102.5</text:p>
          </table:table-cell>
          <table:table-cell table:style-name="ce18" office:value-type="float" office:value="144.3" calcext:value-type="float">
            <text:p>144.3</text:p>
          </table:table-cell>
          <table:table-cell table:style-name="ce22" table:formula="of:=0.25*[.L40]" office:value-type="float" office:value="0.0103130572617396" calcext:value-type="float">
            <text:p>0.01031305726174</text:p>
          </table:table-cell>
          <table:table-cell table:style-name="ce22" table:formula="of:=0.36*[.L40]" office:value-type="float" office:value="0.0148508024569051" calcext:value-type="float">
            <text:p>0.014850802456905</text:p>
          </table:table-cell>
          <table:table-cell table:style-name="ce22" table:formula="of:=0.39*[.L40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79" calcext:value-type="float">
            <text:p>79</text:p>
          </table:table-cell>
          <table:table-cell table:style-name="ce22" table:formula="of:=0.63*[.AA40]" office:value-type="float" office:value="49.77" calcext:value-type="float">
            <text:p>49.77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0]/[.Y40]*[.Z40]" office:value-type="float" office:value="504.841402337229" calcext:value-type="float">
            <text:p>504.841402337229</text:p>
          </table:table-cell>
          <table:table-cell table:style-name="ce22" table:formula="of:=[.AD40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2" calcext:value-type="float">
            <text:p>242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9</text:p>
          </table:table-cell>
          <table:table-cell table:style-name="ce13" office:value-type="float" office:value="300" calcext:value-type="float">
            <text:p>3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1]*[.J41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9" calcext:value-type="float">
            <text:p>14.9</text:p>
          </table:table-cell>
          <table:table-cell table:style-name="ce22" office:value-type="float" office:value="31.4" calcext:value-type="float">
            <text:p>31.4</text:p>
          </table:table-cell>
          <table:table-cell table:style-name="ce22" office:value-type="float" office:value="56.4" calcext:value-type="float">
            <text:p>56.4</text:p>
          </table:table-cell>
          <table:table-cell table:style-name="ce22" office:value-type="float" office:value="66.2" calcext:value-type="float">
            <text:p>66.2</text:p>
          </table:table-cell>
          <table:table-cell table:style-name="ce18" office:value-type="float" office:value="101.6" calcext:value-type="float">
            <text:p>101.6</text:p>
          </table:table-cell>
          <table:table-cell table:style-name="ce18" office:value-type="float" office:value="127.8" calcext:value-type="float">
            <text:p>127.8</text:p>
          </table:table-cell>
          <table:table-cell table:style-name="ce22" table:formula="of:=0.25*[.L41]" office:value-type="float" office:value="0.0048127600554785" calcext:value-type="float">
            <text:p>0.004812760055479</text:p>
          </table:table-cell>
          <table:table-cell table:style-name="ce22" table:formula="of:=0.36*[.L41]" office:value-type="float" office:value="0.00693037447988904" calcext:value-type="float">
            <text:p>0.006930374479889</text:p>
          </table:table-cell>
          <table:table-cell table:style-name="ce22" table:formula="of:=0.39*[.L41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41]" office:value-type="float" office:value="35.91" calcext:value-type="float">
            <text:p>35.9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1]/[.Y41]*[.Z41]" office:value-type="float" office:value="504.841402337229" calcext:value-type="float">
            <text:p>504.841402337229</text:p>
          </table:table-cell>
          <table:table-cell table:style-name="ce22" table:formula="of:=[.AD41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0</text:p>
          </table:table-cell>
          <table:table-cell table:style-name="ce13" office:value-type="float" office:value="466" calcext:value-type="float">
            <text:p>466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2]*[.J42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.3" calcext:value-type="float">
            <text:p>3.3</text:p>
          </table:table-cell>
          <table:table-cell table:style-name="ce22" office:value-type="float" office:value="13.4" calcext:value-type="float">
            <text:p>13.4</text:p>
          </table:table-cell>
          <table:table-cell table:style-name="ce22" office:value-type="float" office:value="30.2" calcext:value-type="float">
            <text:p>30.2</text:p>
          </table:table-cell>
          <table:table-cell table:style-name="ce22" office:value-type="float" office:value="37.6" calcext:value-type="float">
            <text:p>37.6</text:p>
          </table:table-cell>
          <table:table-cell table:style-name="ce18" office:value-type="float" office:value="65.8" calcext:value-type="float">
            <text:p>65.8</text:p>
          </table:table-cell>
          <table:table-cell table:style-name="ce18" office:value-type="float" office:value="101.4" calcext:value-type="float">
            <text:p>101.4</text:p>
          </table:table-cell>
          <table:table-cell table:style-name="ce22" table:formula="of:=0.25*[.L42]" office:value-type="float" office:value="0.0048127600554785" calcext:value-type="float">
            <text:p>0.004812760055479</text:p>
          </table:table-cell>
          <table:table-cell table:style-name="ce22" table:formula="of:=0.36*[.L42]" office:value-type="float" office:value="0.00693037447988904" calcext:value-type="float">
            <text:p>0.006930374479889</text:p>
          </table:table-cell>
          <table:table-cell table:style-name="ce22" table:formula="of:=0.39*[.L42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88" calcext:value-type="float">
            <text:p>88</text:p>
          </table:table-cell>
          <table:table-cell table:style-name="ce22" table:formula="of:=0.63*[.AA42]" office:value-type="float" office:value="55.44" calcext:value-type="float">
            <text:p>55.4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2]/[.Y42]*[.Z42]" office:value-type="float" office:value="468.781302170284" calcext:value-type="float">
            <text:p>468.781302170284</text:p>
          </table:table-cell>
          <table:table-cell table:style-name="ce22" table:formula="of:=[.AD42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5" calcext:value-type="float">
            <text:p>22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1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3]*[.J43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7.8" calcext:value-type="float">
            <text:p>37.8</text:p>
          </table:table-cell>
          <table:table-cell table:style-name="ce22" office:value-type="float" office:value="66.7" calcext:value-type="float">
            <text:p>66.7</text:p>
          </table:table-cell>
          <table:table-cell table:style-name="ce22" office:value-type="float" office:value="76.9" calcext:value-type="float">
            <text:p>76.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27.5" calcext:value-type="float">
            <text:p>127.5</text:p>
          </table:table-cell>
          <table:table-cell table:style-name="ce22" table:formula="of:=0.25*[.L43]" office:value-type="float" office:value="0.0103130572617396" calcext:value-type="float">
            <text:p>0.01031305726174</text:p>
          </table:table-cell>
          <table:table-cell table:style-name="ce22" table:formula="of:=0.36*[.L43]" office:value-type="float" office:value="0.0148508024569051" calcext:value-type="float">
            <text:p>0.014850802456905</text:p>
          </table:table-cell>
          <table:table-cell table:style-name="ce22" table:formula="of:=0.39*[.L43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0.63*[.AA43]" office:value-type="float" office:value="27.09" calcext:value-type="float">
            <text:p>27.09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3]/[.Y43]*[.Z43]" office:value-type="float" office:value="504.841402337229" calcext:value-type="float">
            <text:p>504.841402337229</text:p>
          </table:table-cell>
          <table:table-cell table:style-name="ce22" table:formula="of:=[.AD4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string" calcext:value-type="string">
            <text:p>in range(0,len(thermaldata[1])):</text:p>
          </table:table-cell>
          <table:table-cell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42</text:p>
          </table:table-cell>
          <table:table-cell table:style-name="ce13" office:value-type="float" office:value="560" calcext:value-type="float">
            <text:p>5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4]*[.J44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5" calcext:value-type="float">
            <text:p>14.5</text:p>
          </table:table-cell>
          <table:table-cell table:style-name="ce22" office:value-type="float" office:value="30.1" calcext:value-type="float">
            <text:p>30.1</text:p>
          </table:table-cell>
          <table:table-cell table:style-name="ce22" office:value-type="float" office:value="64.7" calcext:value-type="float">
            <text:p>64.7</text:p>
          </table:table-cell>
          <table:table-cell table:style-name="ce22" office:value-type="float" office:value="77" calcext:value-type="float">
            <text:p>77</text:p>
          </table:table-cell>
          <table:table-cell table:style-name="ce18" office:value-type="float" office:value="111.6" calcext:value-type="float">
            <text:p>111.6</text:p>
          </table:table-cell>
          <table:table-cell table:style-name="ce18" office:value-type="float" office:value="139.4" calcext:value-type="float">
            <text:p>139.4</text:p>
          </table:table-cell>
          <table:table-cell table:style-name="ce22" table:formula="of:=0.25*[.L44]" office:value-type="float" office:value="0.0103130572617396" calcext:value-type="float">
            <text:p>0.01031305726174</text:p>
          </table:table-cell>
          <table:table-cell table:style-name="ce22" table:formula="of:=0.36*[.L44]" office:value-type="float" office:value="0.0148508024569051" calcext:value-type="float">
            <text:p>0.014850802456905</text:p>
          </table:table-cell>
          <table:table-cell table:style-name="ce22" table:formula="of:=0.39*[.L44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3" calcext:value-type="float">
            <text:p>53</text:p>
          </table:table-cell>
          <table:table-cell table:style-name="ce22" table:formula="of:=0.63*[.AA44]" office:value-type="float" office:value="33.39" calcext:value-type="float">
            <text:p>33.39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4]/[.Y44]*[.Z44]" office:value-type="float" office:value="468.781302170284" calcext:value-type="float">
            <text:p>468.781302170284</text:p>
          </table:table-cell>
          <table:table-cell table:style-name="ce22" table:formula="of:=[.AD44]/60" office:value-type="float" office:value="7.81302170283806" calcext:value-type="float">
            <text:p>7.81302170283806</text:p>
          </table:table-cell>
        </table:table-row>
        <table:table-row table:style-name="ro2" table:number-rows-repeated="4">
          <table:table-cell table:number-columns-repeated="31"/>
        </table:table-row>
        <table:table-row table:style-name="ro4">
          <table:table-cell table:number-columns-repeated="31"/>
        </table:table-row>
        <table:table-row table:style-name="ro4">
          <table:table-cell table:number-columns-repeated="19"/>
          <table:table-cell table:style-name="ce23" table:number-columns-repeated="3"/>
          <table:table-cell table:number-columns-repeated="9"/>
        </table:table-row>
        <table:table-row table:style-name="ro3">
          <table:table-cell table:number-columns-repeated="19"/>
          <table:table-cell table:style-name="ce25"/>
          <table:table-cell/>
          <table:table-cell table:style-name="ce23"/>
          <table:table-cell table:number-columns-repeated="9"/>
        </table:table-row>
        <table:table-row table:style-name="ro5" table:number-rows-repeated="1048523">
          <table:table-cell table:number-columns-repeated="31"/>
        </table:table-row>
        <table:table-row table:style-name="ro6">
          <table:table-cell table:number-columns-repeated="31"/>
        </table:table-row>
        <table:table-row table:style-name="ro6">
          <table:table-cell table:number-columns-repeated="31"/>
        </table:table-row>
      </table:table>
      <table:table table:name="Voltage and Phase Fractional Populations" table:style-name="ta2">
        <office:forms form:automatic-focus="false" form:apply-design-mode="false"/>
        <table:table-column table:style-name="co12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5" table:default-cell-style-name="Default"/>
        <table:table-row table:style-name="ro7">
          <table:table-cell table:style-name="ce28" office:value-type="string" calcext:value-type="string">
            <text:p>Voltage Class</text:p>
          </table:table-cell>
          <table:table-cell table:style-name="ce28" office:value-type="string" calcext:value-type="string">
            <text:p>Approximate Number in US Grid</text:p>
          </table:table-cell>
          <table:table-cell table:style-name="ce28" office:value-type="string" calcext:value-type="string">
            <text:p>Fractional Transformer Population</text:p>
          </table:table-cell>
          <table:table-cell table:style-name="ce7" office:value-type="string" calcext:value-type="string">
            <text:p>Phase</text:p>
          </table:table-cell>
          <table:table-cell table:style-name="ce34" office:value-type="string" calcext:value-type="string">
            <text:p>Fractional Population by phase</text:p>
          </table:table-cell>
          <table:table-cell table:style-name="ce34" office:value-type="string" calcext:value-type="string">
            <text:p>Net Fractional Population</text:p>
          </table:table-cell>
          <table:table-cell/>
          <table:table-cell table:style-name="ce55" office:value-type="string" calcext:value-type="string">
            <text:p>Assume 33% spares for single phase, 15% overall</text:p>
          </table:table-cell>
          <table:table-cell table:style-name="ce55" office:value-type="string" calcext:value-type="string">
            <text:p>fractional population</text:p>
          </table:table-cell>
          <table:table-cell table:style-name="ce55" office:value-type="string" calcext:value-type="string">
            <text:p>percent spares of total population</text:p>
          </table:table-cell>
          <table:table-cell table:number-columns-repeated="1014"/>
        </table:table-row>
        <table:table-row table:style-name="ro3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float" office:value="0.25" calcext:value-type="float">
            <text:p>0.25</text:p>
          </table:table-cell>
          <table:table-cell table:style-name="ce23" table:formula="of:=[.E2]*[.C2]" office:value-type="float" office:value="0.0962552011095701" calcext:value-type="float">
            <text:p>0.09625520110957</text:p>
          </table:table-cell>
          <table:table-cell/>
          <table:table-cell office:value-type="string" calcext:value-type="string">
            <text:p>single</text:p>
          </table:table-cell>
          <table:table-cell table:formula="of:=SUM([.F2];[.F4];[.F6];[.F8])" office:value-type="float" office:value="0.28473786407767" calcext:value-type="float">
            <text:p>0.28473786407767</text:p>
          </table:table-cell>
          <table:table-cell table:formula="of:=[.I2]/3" office:value-type="float" office:value="0.0949126213592234" calcext:value-type="float">
            <text:p>0.094912621359223</text:p>
          </table:table-cell>
          <table:table-cell table:number-columns-repeated="1014"/>
        </table:table-row>
        <table:table-row table:style-name="ro8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Three</text:p>
          </table:table-cell>
          <table:table-cell table:style-name="ce7" office:value-type="float" office:value="0.75" calcext:value-type="float">
            <text:p>0.75</text:p>
          </table:table-cell>
          <table:table-cell table:style-name="ce23" table:formula="of:=[.E3]*[.C3]" office:value-type="float" office:value="0.28876560332871" calcext:value-type="float">
            <text:p>0.28876560332871</text:p>
          </table:table-cell>
          <table:table-cell/>
          <table:table-cell office:value-type="string" calcext:value-type="string">
            <text:p>three</text:p>
          </table:table-cell>
          <table:table-cell table:formula="of:=1-[.I2]" office:value-type="float" office:value="0.71526213592233" calcext:value-type="float">
            <text:p>0.71526213592233</text:p>
          </table:table-cell>
          <table:table-cell table:style-name="ce56" table:formula="of:=[.J4]-[.J2]" office:value-type="float" office:value="0.0550873786407766" calcext:value-type="float">
            <text:p>0.055087378640777</text:p>
          </table:table-cell>
          <table:table-cell office:value-type="string" calcext:value-type="string">
            <text:p>← Overall spares for 3 phase</text:p>
          </table:table-cell>
          <table:table-cell table:number-columns-repeated="1013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15" calcext:value-type="float">
            <text:p>0.15</text:p>
          </table:table-cell>
          <table:table-cell table:style-name="ce23" table:formula="of:=[.E4]*[.C4]" office:value-type="float" office:value="0.0654091539528433" calcext:value-type="float">
            <text:p>0.065409153952843</text:p>
          </table:table-cell>
          <table:table-cell table:number-columns-repeated="2"/>
          <table:table-cell table:formula="of:=SUM([.I2:.I3])" office:value-type="float" office:value="1" calcext:value-type="float">
            <text:p>1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4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85" calcext:value-type="float">
            <text:p>0.85</text:p>
          </table:table-cell>
          <table:table-cell table:style-name="ce23" table:formula="of:=[.E5]*[.C5]" office:value-type="float" office:value="0.370651872399445" calcext:value-type="float">
            <text:p>0.37065187239944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66" calcext:value-type="float">
            <text:p>0.66</text:p>
          </table:table-cell>
          <table:table-cell table:style-name="ce23" table:formula="of:=[.E6]*[.C6]" office:value-type="float" office:value="0.107467406380028" calcext:value-type="float">
            <text:p>0.107467406380028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34" calcext:value-type="float">
            <text:p>0.34</text:p>
          </table:table-cell>
          <table:table-cell table:style-name="ce23" table:formula="of:=[.E7]*[.C7]" office:value-type="float" office:value="0.0553619972260749" calcext:value-type="float">
            <text:p>0.05536199722607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97" calcext:value-type="float">
            <text:p>0.97</text:p>
          </table:table-cell>
          <table:table-cell table:style-name="ce23" table:formula="of:=[.E8]*[.C8]" office:value-type="float" office:value="0.0156061026352289" calcext:value-type="float">
            <text:p>0.015606102635229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03" calcext:value-type="float">
            <text:p>0.03</text:p>
          </table:table-cell>
          <table:table-cell table:style-name="ce23" table:formula="of:=[.E9]*[.C9]" office:value-type="float" office:value="0.000482662968099861" calcext:value-type="float">
            <text:p>0.000482662968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5" office:value-type="string" calcext:value-type="string">
            <text:p>Should be 1:</text:p>
          </table:table-cell>
          <table:table-cell table:style-name="ce23" table:formula="of:=SUM([.F2:.F9])" office:value-type="float" office:value="1" calcext:value-type="float">
            <text:p>1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C per Phase per Unit Field" table:style-name="ta3">
        <office:forms form:automatic-focus="false" form:apply-design-mode="false"/>
        <table:table-column table:style-name="co12" table:number-columns-repeated="1024" table:default-cell-style-name="Default"/>
        <table:table-row table:style-name="ro9">
          <table:table-cell table:style-name="ce36" office:value-type="string" calcext:value-type="string">
            <text:p>Voltage Class</text:p>
          </table:table-cell>
          <table:table-cell table:style-name="ce38" office:value-type="string" calcext:value-type="string">
            <text:p>Average Power Line Length (km)</text:p>
          </table:table-cell>
          <table:table-cell table:style-name="ce34" office:value-type="string" calcext:value-type="string">
            <text:p>Estimated GIC per Phase Per Unit E field (A/(V/km))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69kV</text:p>
          </table:table-cell>
          <table:table-cell table:style-name="ce39" office:value-type="float" office:value="23.2" calcext:value-type="float">
            <text:p>23.2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115kV</text:p>
          </table:table-cell>
          <table:table-cell table:style-name="ce39" office:value-type="float" office:value="23.04" calcext:value-type="float">
            <text:p>23.04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230kV</text:p>
          </table:table-cell>
          <table:table-cell table:style-name="ce39" office:value-type="float" office:value="54.4" calcext:value-type="float">
            <text:p>54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345kV</text:p>
          </table:table-cell>
          <table:table-cell table:style-name="ce39"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500kV</text:p>
          </table:table-cell>
          <table:table-cell table:style-name="ce39" office:value-type="float" office:value="86.56" calcext:value-type="float">
            <text:p>86.56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735kV</text:p>
          </table:table-cell>
          <table:table-cell table:style-name="ce23" table:formula="of:=1.6*64.7" office:value-type="float" office:value="103.52" calcext:value-type="float">
            <text:p>103.52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eady State Temps" table:style-name="ta4">
        <table:table-column table:style-name="co17" table:default-cell-style-name="Default"/>
        <table:table-column table:style-name="co17" table:default-cell-style-name="ce59"/>
        <table:table-column table:style-name="co17" table:number-columns-repeated="41" table:default-cell-style-name="Default"/>
        <table:table-row table:style-name="ro2">
          <table:table-cell office:value-type="string" calcext:value-type="string">
            <text:p>Current</text:p>
          </table:table-cell>
          <table:table-cell table:style-name="Default"/>
          <table:table-cell table:number-columns-repeated="41"/>
        </table:table-row>
        <table:table-row table:style-name="ro2">
          <table:table-cell/>
          <table:table-cell office:value-type="string" calcext:value-type="string">
            <text:p>Tie1</text:p>
          </table:table-cell>
          <table:table-cell office:value-type="string" calcext:value-type="string">
            <text:p>Tie2</text:p>
          </table:table-cell>
          <table:table-cell office:value-type="string" calcext:value-type="string">
            <text:p>Tie3</text:p>
          </table:table-cell>
          <table:table-cell office:value-type="string" calcext:value-type="string">
            <text:p>Tie4</text:p>
          </table:table-cell>
          <table:table-cell office:value-type="string" calcext:value-type="string">
            <text:p>Tie5</text:p>
          </table:table-cell>
          <table:table-cell office:value-type="string" calcext:value-type="string">
            <text:p>Tie6</text:p>
          </table:table-cell>
          <table:table-cell office:value-type="string" calcext:value-type="string">
            <text:p>Tie7</text:p>
          </table:table-cell>
          <table:table-cell office:value-type="string" calcext:value-type="string">
            <text:p>Tie8</text:p>
          </table:table-cell>
          <table:table-cell office:value-type="string" calcext:value-type="string">
            <text:p>Tie9</text:p>
          </table:table-cell>
          <table:table-cell office:value-type="string" calcext:value-type="string">
            <text:p>Tie10</text:p>
          </table:table-cell>
          <table:table-cell office:value-type="string" calcext:value-type="string">
            <text:p>Tie11</text:p>
          </table:table-cell>
          <table:table-cell office:value-type="string" calcext:value-type="string">
            <text:p>Tie12</text:p>
          </table:table-cell>
          <table:table-cell office:value-type="string" calcext:value-type="string">
            <text:p>Tie13</text:p>
          </table:table-cell>
          <table:table-cell office:value-type="string" calcext:value-type="string">
            <text:p>Tie14</text:p>
          </table:table-cell>
          <table:table-cell office:value-type="string" calcext:value-type="string">
            <text:p>Tie15</text:p>
          </table:table-cell>
          <table:table-cell office:value-type="string" calcext:value-type="string">
            <text:p>Tie16</text:p>
          </table:table-cell>
          <table:table-cell office:value-type="string" calcext:value-type="string">
            <text:p>Tie17</text:p>
          </table:table-cell>
          <table:table-cell office:value-type="string" calcext:value-type="string">
            <text:p>Tie18</text:p>
          </table:table-cell>
          <table:table-cell office:value-type="string" calcext:value-type="string">
            <text:p>Tie19</text:p>
          </table:table-cell>
          <table:table-cell office:value-type="string" calcext:value-type="string">
            <text:p>Tie20</text:p>
          </table:table-cell>
          <table:table-cell office:value-type="string" calcext:value-type="string">
            <text:p>Tie21</text:p>
          </table:table-cell>
          <table:table-cell office:value-type="string" calcext:value-type="string">
            <text:p>Tie22</text:p>
          </table:table-cell>
          <table:table-cell office:value-type="string" calcext:value-type="string">
            <text:p>Tie23</text:p>
          </table:table-cell>
          <table:table-cell office:value-type="string" calcext:value-type="string">
            <text:p>Tie24</text:p>
          </table:table-cell>
          <table:table-cell office:value-type="string" calcext:value-type="string">
            <text:p>Tie25</text:p>
          </table:table-cell>
          <table:table-cell office:value-type="string" calcext:value-type="string">
            <text:p>Tie26</text:p>
          </table:table-cell>
          <table:table-cell office:value-type="string" calcext:value-type="string">
            <text:p>Tie27</text:p>
          </table:table-cell>
          <table:table-cell office:value-type="string" calcext:value-type="string">
            <text:p>Tie28</text:p>
          </table:table-cell>
          <table:table-cell office:value-type="string" calcext:value-type="string">
            <text:p>Tie29</text:p>
          </table:table-cell>
          <table:table-cell office:value-type="string" calcext:value-type="string">
            <text:p>Tie30</text:p>
          </table:table-cell>
          <table:table-cell office:value-type="string" calcext:value-type="string">
            <text:p>Tie31</text:p>
          </table:table-cell>
          <table:table-cell office:value-type="string" calcext:value-type="string">
            <text:p>Tie32</text:p>
          </table:table-cell>
          <table:table-cell office:value-type="string" calcext:value-type="string">
            <text:p>Tie33</text:p>
          </table:table-cell>
          <table:table-cell office:value-type="string" calcext:value-type="string">
            <text:p>Tie34</text:p>
          </table:table-cell>
          <table:table-cell office:value-type="string" calcext:value-type="string">
            <text:p>Tie35</text:p>
          </table:table-cell>
          <table:table-cell office:value-type="string" calcext:value-type="string">
            <text:p>Tie36</text:p>
          </table:table-cell>
          <table:table-cell office:value-type="string" calcext:value-type="string">
            <text:p>Tie37</text:p>
          </table:table-cell>
          <table:table-cell office:value-type="string" calcext:value-type="string">
            <text:p>Tie38</text:p>
          </table:table-cell>
          <table:table-cell office:value-type="string" calcext:value-type="string">
            <text:p>Tie39</text:p>
          </table:table-cell>
          <table:table-cell office:value-type="string" calcext:value-type="string">
            <text:p>Tie40</text:p>
          </table:table-cell>
          <table:table-cell office:value-type="string" calcext:value-type="string">
            <text:p>Tie41</text:p>
          </table:table-cell>
          <table:table-cell office:value-type="string" calcext:value-type="string">
            <text:p>Tie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office:value-type="float" office:value="37.3" calcext:value-type="float">
            <text:p>37.3</text:p>
          </table:table-cell>
          <table:table-cell office:value-type="float" office:value="28.5" calcext:value-type="float">
            <text:p>28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32.1" calcext:value-type="float">
            <text:p>32.1</text:p>
          </table:table-cell>
          <table:table-cell office:value-type="float" office:value="17.8" calcext:value-type="float">
            <text:p>17.8</text:p>
          </table:table-cell>
          <table:table-cell office:value-type="float" office:value="27.8" calcext:value-type="float">
            <text:p>27.8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56.8" calcext:value-type="float">
            <text:p>56.8</text:p>
          </table:table-cell>
          <table:table-cell office:value-type="float" office:value="52.3" calcext:value-type="float">
            <text:p>52.3</text:p>
          </table:table-cell>
          <table:table-cell office:value-type="float" office:value="30.6" calcext:value-type="float">
            <text:p>30.6</text:p>
          </table:table-cell>
          <table:table-cell office:value-type="float" office:value="59.1" calcext:value-type="float">
            <text:p>59.1</text:p>
          </table:table-cell>
          <table:table-cell office:value-type="float" office:value="45.6" calcext:value-type="float">
            <text:p>45.6</text:p>
          </table:table-cell>
          <table:table-cell office:value-type="float" office:value="29.9" calcext:value-type="float">
            <text:p>29.9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  <table:table-cell office:value-type="float" office:value="17.4" calcext:value-type="float">
            <text:p>17.4</text:p>
          </table:table-cell>
          <table:table-cell office:value-type="float" office:value="24.8" calcext:value-type="float">
            <text:p>24.8</text:p>
          </table:table-cell>
          <table:table-cell office:value-type="float" office:value="20.2" calcext:value-type="float">
            <text:p>20.2</text:p>
          </table:table-cell>
          <table:table-cell office:value-type="float" office:value="110.5" calcext:value-type="float">
            <text:p>110.5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31.8" calcext:value-type="float">
            <text:p>31.8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float" office:value="43.6" calcext:value-type="float">
            <text:p>43.6</text:p>
          </table:table-cell>
          <table:table-cell office:value-type="float" office:value="55.6" calcext:value-type="float">
            <text:p>55.6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1.1" calcext:value-type="float">
            <text:p>71.1</text:p>
          </table:table-cell>
          <table:table-cell office:value-type="float" office:value="60.2" calcext:value-type="float">
            <text:p>60.2</text:p>
          </table:table-cell>
          <table:table-cell office:value-type="float" office:value="30.7" calcext:value-type="float">
            <text:p>30.7</text:p>
          </table:table-cell>
          <table:table-cell office:value-type="float" office:value="37.1" calcext:value-type="float">
            <text:p>37.1</text:p>
          </table:table-cell>
          <table:table-cell office:value-type="float" office:value="65.7" calcext:value-type="float">
            <text:p>65.7</text:p>
          </table:table-cell>
          <table:table-cell office:value-type="float" office:value="37.6" calcext:value-type="float">
            <text:p>37.6</text:p>
          </table:table-cell>
          <table:table-cell office:value-type="float" office:value="54.1" calcext:value-type="float">
            <text:p>54.1</text:p>
          </table:table-cell>
          <table:table-cell office:value-type="float" office:value="77.1" calcext:value-type="float">
            <text:p>77.1</text:p>
          </table:table-cell>
          <table:table-cell office:value-type="float" office:value="65.9" calcext:value-type="float">
            <text:p>65.9</text:p>
          </table:table-cell>
          <table:table-cell office:value-type="float" office:value="92.6" calcext:value-type="float">
            <text:p>92.6</text:p>
          </table:table-cell>
          <table:table-cell office:value-type="float" office:value="89" calcext:value-type="float">
            <text:p>89</text:p>
          </table:table-cell>
          <table:table-cell office:value-type="float" office:value="61.6" calcext:value-type="float">
            <text:p>61.6</text:p>
          </table:table-cell>
          <table:table-cell office:value-type="float" office:value="88.5" calcext:value-type="float">
            <text:p>88.5</text:p>
          </table:table-cell>
          <table:table-cell office:value-type="float" office:value="81.1" calcext:value-type="float">
            <text:p>81.1</text:p>
          </table:table-cell>
          <table:table-cell office:value-type="float" office:value="55.7" calcext:value-type="float">
            <text:p>55.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40.5" calcext:value-type="float">
            <text:p>40.5</text:p>
          </table:table-cell>
          <table:table-cell office:value-type="float" office:value="140.5" calcext:value-type="float">
            <text:p>140.5</text:p>
          </table:table-cell>
          <table:table-cell office:value-type="float" office:value="127" calcext:value-type="float">
            <text:p>127</text:p>
          </table:table-cell>
          <table:table-cell office:value-type="float" office:value="4.3" calcext:value-type="float">
            <text:p>4.3</text:p>
          </table:table-cell>
          <table:table-cell office:value-type="float" office:value="13.2" calcext:value-type="float">
            <text:p>13.2</text:p>
          </table:table-cell>
          <table:table-cell office:value-type="float" office:value="53.1" calcext:value-type="float">
            <text:p>53.1</text:p>
          </table:table-cell>
          <table:table-cell office:value-type="float" office:value="24.8" calcext:value-type="float">
            <text:p>24.8</text:p>
          </table:table-cell>
          <table:table-cell office:value-type="float" office:value="64" calcext:value-type="float">
            <text:p>64</text:p>
          </table:table-cell>
          <table:table-cell office:value-type="float" office:value="47.4" calcext:value-type="float">
            <text:p>47.4</text:p>
          </table:table-cell>
          <table:table-cell office:value-type="float" office:value="42.4" calcext:value-type="float">
            <text:p>42.4</text:p>
          </table:table-cell>
          <table:table-cell office:value-type="float" office:value="80.6" calcext:value-type="float">
            <text:p>80.6</text:p>
          </table:table-cell>
          <table:table-cell office:value-type="float" office:value="95.8" calcext:value-type="float">
            <text:p>95.8</text:p>
          </table:table-cell>
          <table:table-cell office:value-type="float" office:value="52.5" calcext:value-type="float">
            <text:p>52.5</text:p>
          </table:table-cell>
          <table:table-cell office:value-type="float" office:value="91.3" calcext:value-type="float">
            <text:p>9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13.4" calcext:value-type="float">
            <text:p>13.4</text:p>
          </table:table-cell>
          <table:table-cell office:value-type="float" office:value="37.8" calcext:value-type="float">
            <text:p>37.8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office:value-type="float" office:value="110.3" calcext:value-type="float">
            <text:p>110.3</text:p>
          </table:table-cell>
          <table:table-cell office:value-type="float" office:value="98.5" calcext:value-type="float">
            <text:p>98.5</text:p>
          </table:table-cell>
          <table:table-cell office:value-type="float" office:value="110" calcext:value-type="float">
            <text:p>110</text:p>
          </table:table-cell>
          <table:table-cell office:value-type="float" office:value="109.9" calcext:value-type="float">
            <text:p>109.9</text:p>
          </table:table-cell>
          <table:table-cell office:value-type="float" office:value="103.7" calcext:value-type="float">
            <text:p>103.7</text:p>
          </table:table-cell>
          <table:table-cell office:value-type="float" office:value="72" calcext:value-type="float">
            <text:p>72</text:p>
          </table:table-cell>
          <table:table-cell office:value-type="float" office:value="90.9" calcext:value-type="float">
            <text:p>90.9</text:p>
          </table:table-cell>
          <table:table-cell office:value-type="float" office:value="115.3" calcext:value-type="float">
            <text:p>11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26.5" calcext:value-type="float">
            <text:p>126.5</text:p>
          </table:table-cell>
          <table:table-cell office:value-type="float" office:value="120" calcext:value-type="float">
            <text:p>120</text:p>
          </table:table-cell>
          <table:table-cell office:value-type="float" office:value="100.1" calcext:value-type="float">
            <text:p>100.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90.5" calcext:value-type="float">
            <text:p>90.5</text:p>
          </table:table-cell>
          <table:table-cell office:value-type="float" office:value="103" calcext:value-type="float">
            <text:p>103</text:p>
          </table:table-cell>
          <table:table-cell office:value-type="float" office:value="21.1" calcext:value-type="float">
            <text:p>21.1</text:p>
          </table:table-cell>
          <table:table-cell office:value-type="float" office:value="75.1" calcext:value-type="float">
            <text:p>75.1</text:p>
          </table:table-cell>
          <table:table-cell office:value-type="float" office:value="56.8" calcext:value-type="float">
            <text:p>56.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4.6" calcext:value-type="float">
            <text:p>74.6</text:p>
          </table:table-cell>
          <table:table-cell office:value-type="float" office:value="173.5" calcext:value-type="float">
            <text:p>173.5</text:p>
          </table:table-cell>
          <table:table-cell office:value-type="float" office:value="154" calcext:value-type="float">
            <text:p>154</text:p>
          </table:table-cell>
          <table:table-cell office:value-type="float" office:value="74.3" calcext:value-type="float">
            <text:p>74.3</text:p>
          </table:table-cell>
          <table:table-cell office:value-type="float" office:value="66.5" calcext:value-type="float">
            <text:p>66.5</text:p>
          </table:table-cell>
          <table:table-cell office:value-type="float" office:value="108.8" calcext:value-type="float">
            <text:p>108.8</text:p>
          </table:table-cell>
          <table:table-cell office:value-type="float" office:value="52.9" calcext:value-type="float">
            <text:p>52.9</text:p>
          </table:table-cell>
          <table:table-cell office:value-type="float" office:value="103.1" calcext:value-type="float">
            <text:p>103.1</text:p>
          </table:table-cell>
          <table:table-cell office:value-type="float" office:value="85.6" calcext:value-type="float">
            <text:p>85.6</text:p>
          </table:table-cell>
          <table:table-cell office:value-type="float" office:value="81.2" calcext:value-type="float">
            <text:p>8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5.5" calcext:value-type="float">
            <text:p>125.5</text:p>
          </table:table-cell>
          <table:table-cell office:value-type="float" office:value="88" calcext:value-type="float">
            <text:p>88</text:p>
          </table:table-cell>
          <table:table-cell office:value-type="float" office:value="138.8" calcext:value-type="float">
            <text:p>138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6.4" calcext:value-type="float">
            <text:p>56.4</text:p>
          </table:table-cell>
          <table:table-cell office:value-type="float" office:value="30.2" calcext:value-type="float">
            <text:p>30.2</text:p>
          </table:table-cell>
          <table:table-cell office:value-type="float" office:value="66.7" calcext:value-type="float">
            <text:p>66.7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office:value-type="float" office:value="121" calcext:value-type="float">
            <text:p>121</text:p>
          </table:table-cell>
          <table:table-cell office:value-type="float" office:value="110.6" calcext:value-type="float">
            <text:p>110.6</text:p>
          </table:table-cell>
          <table:table-cell office:value-type="float" office:value="127.9" calcext:value-type="float">
            <text:p>127.9</text:p>
          </table:table-cell>
          <table:table-cell office:value-type="float" office:value="127.8" calcext:value-type="float">
            <text:p>127.8</text:p>
          </table:table-cell>
          <table:table-cell office:value-type="float" office:value="114" calcext:value-type="float">
            <text:p>114</text:p>
          </table:table-cell>
          <table:table-cell office:value-type="float" office:value="84.7" calcext:value-type="float">
            <text:p>84.7</text:p>
          </table:table-cell>
          <table:table-cell office:value-type="float" office:value="103.7" calcext:value-type="float">
            <text:p>103.7</text:p>
          </table:table-cell>
          <table:table-cell office:value-type="float" office:value="125.2" calcext:value-type="float">
            <text:p>125.2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0.3" calcext:value-type="float">
            <text:p>130.3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7" calcext:value-type="float">
            <text:p>113.7</text:p>
          </table:table-cell>
          <table:table-cell office:value-type="float" office:value="102" calcext:value-type="float">
            <text:p>102</text:p>
          </table:table-cell>
          <table:table-cell office:value-type="float" office:value="109.9" calcext:value-type="float">
            <text:p>109.9</text:p>
          </table:table-cell>
          <table:table-cell office:value-type="float" office:value="49.6" calcext:value-type="float">
            <text:p>49.6</text:p>
          </table:table-cell>
          <table:table-cell office:value-type="float" office:value="90.4" calcext:value-type="float">
            <text:p>90.4</text:p>
          </table:table-cell>
          <table:table-cell office:value-type="float" office:value="68.2" calcext:value-type="float">
            <text:p>68.2</text:p>
          </table:table-cell>
          <table:table-cell office:value-type="float" office:value="64.7" calcext:value-type="float">
            <text:p>64.7</text:p>
          </table:table-cell>
          <table:table-cell office:value-type="float" office:value="92.2" calcext:value-type="float">
            <text:p>92.2</text:p>
          </table:table-cell>
          <table:table-cell office:value-type="float" office:value="86.1" calcext:value-type="float">
            <text:p>86.1</text:p>
          </table:table-cell>
          <table:table-cell office:value-type="float" office:value="188" calcext:value-type="float">
            <text:p>188</text:p>
          </table:table-cell>
          <table:table-cell office:value-type="float" office:value="166.8" calcext:value-type="float">
            <text:p>166.8</text:p>
          </table:table-cell>
          <table:table-cell office:value-type="float" office:value="91.7" calcext:value-type="float">
            <text:p>91.7</text:p>
          </table:table-cell>
          <table:table-cell office:value-type="float" office:value="86.4" calcext:value-type="float">
            <text:p>86.4</text:p>
          </table:table-cell>
          <table:table-cell office:value-type="float" office:value="118.9" calcext:value-type="float">
            <text:p>118.9</text:p>
          </table:table-cell>
          <table:table-cell office:value-type="float" office:value="64.7" calcext:value-type="float">
            <text:p>64.7</text:p>
          </table:table-cell>
          <table:table-cell office:value-type="float" office:value="115.6" calcext:value-type="float">
            <text:p>115.6</text:p>
          </table:table-cell>
          <table:table-cell office:value-type="float" office:value="98.1" calcext:value-type="float">
            <text:p>98.1</text:p>
          </table:table-cell>
          <table:table-cell office:value-type="float" office:value="94.1" calcext:value-type="float">
            <text:p>9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3.1" calcext:value-type="float">
            <text:p>133.1</text:p>
          </table:table-cell>
          <table:table-cell office:value-type="float" office:value="99.7" calcext:value-type="float">
            <text:p>99.7</text:p>
          </table:table-cell>
          <table:table-cell office:value-type="float" office:value="154.4" calcext:value-type="float">
            <text:p>154.4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66.2" calcext:value-type="float">
            <text:p>66.2</text:p>
          </table:table-cell>
          <table:table-cell office:value-type="float" office:value="37.6" calcext:value-type="float">
            <text:p>37.6</text:p>
          </table:table-cell>
          <table:table-cell office:value-type="float" office:value="76.9" calcext:value-type="float">
            <text:p>76.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0.1" calcext:value-type="float">
            <text:p>140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3" calcext:value-type="float">
            <text:p>172.3</text:p>
          </table:table-cell>
          <table:table-cell office:value-type="float" office:value="141.5" calcext:value-type="float">
            <text:p>141.5</text:p>
          </table:table-cell>
          <table:table-cell office:value-type="float" office:value="120.9" calcext:value-type="float">
            <text:p>120.9</text:p>
          </table:table-cell>
          <table:table-cell office:value-type="float" office:value="133.2" calcext:value-type="float">
            <text:p>133.2</text:p>
          </table:table-cell>
          <table:table-cell office:value-type="float" office:value="157.8" calcext:value-type="float">
            <text:p>157.8</text:p>
          </table:table-cell>
          <table:table-cell office:value-type="float" office:value="142.2" calcext:value-type="float">
            <text:p>142.2</text:p>
          </table:table-cell>
          <table:table-cell office:value-type="float" office:value="153.9" calcext:value-type="float">
            <text:p>153.9</text:p>
          </table:table-cell>
          <table:table-cell office:value-type="float" office:value="160.5" calcext:value-type="float">
            <text:p>160.5</text:p>
          </table:table-cell>
          <table:table-cell office:value-type="float" office:value="142.9" calcext:value-type="float">
            <text:p>142.9</text:p>
          </table:table-cell>
          <table:table-cell office:value-type="float" office:value="134.2" calcext:value-type="float">
            <text:p>134.2</text:p>
          </table:table-cell>
          <table:table-cell office:value-type="float" office:value="135.5" calcext:value-type="float">
            <text:p>135.5</text:p>
          </table:table-cell>
          <table:table-cell office:value-type="float" office:value="127.8" calcext:value-type="float">
            <text:p>127.8</text:p>
          </table:table-cell>
          <table:table-cell office:value-type="float" office:value="128.4" calcext:value-type="float">
            <text:p>128.4</text:p>
          </table:table-cell>
          <table:table-cell office:value-type="float" office:value="116.8" calcext:value-type="float">
            <text:p>116.8</text:p>
          </table:table-cell>
          <table:table-cell office:value-type="float" office:value="110.9" calcext:value-type="float">
            <text:p>110.9</text:p>
          </table:table-cell>
          <table:table-cell office:value-type="float" office:value="101.3" calcext:value-type="float">
            <text:p>101.3</text:p>
          </table:table-cell>
          <table:table-cell office:value-type="float" office:value="92.2" calcext:value-type="float">
            <text:p>92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206.2" calcext:value-type="float">
            <text:p>206.2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8" calcext:value-type="float">
            <text:p>122.8</text:p>
          </table:table-cell>
          <table:table-cell office:value-type="float" office:value="158.5" calcext:value-type="float">
            <text:p>158.5</text:p>
          </table:table-cell>
          <table:table-cell office:value-type="float" office:value="100.9" calcext:value-type="float">
            <text:p>100.9</text:p>
          </table:table-cell>
          <table:table-cell office:value-type="float" office:value="146.1" calcext:value-type="float">
            <text:p>146.1</text:p>
          </table:table-cell>
          <table:table-cell office:value-type="float" office:value="134.1" calcext:value-type="float">
            <text:p>134.1</text:p>
          </table:table-cell>
          <table:table-cell office:value-type="float" office:value="132.7" calcext:value-type="float">
            <text:p>132.7</text:p>
          </table:table-cell>
          <table:table-cell office:value-type="float" office:value="165.7" calcext:value-type="float">
            <text:p>165.7</text:p>
          </table:table-cell>
          <table:table-cell office:value-type="float" office:value="162.2" calcext:value-type="float">
            <text:p>162.2</text:p>
          </table:table-cell>
          <table:table-cell office:value-type="float" office:value="125.5" calcext:value-type="float">
            <text:p>125.5</text:p>
          </table:table-cell>
          <table:table-cell office:value-type="float" office:value="196.4" calcext:value-type="float">
            <text:p>196.4</text:p>
          </table:table-cell>
          <table:table-cell office:value-type="float" office:value="80" calcext:value-type="float">
            <text:p>8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6" calcext:value-type="float">
            <text:p>101.6</text:p>
          </table:table-cell>
          <table:table-cell office:value-type="float" office:value="65.8" calcext:value-type="float">
            <text:p>65.8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office:value-type="float" office:value="187.3" calcext:value-type="float">
            <text:p>187.3</text:p>
          </table:table-cell>
          <table:table-cell office:value-type="float" office:value="175.8" calcext:value-type="float">
            <text:p>175.8</text:p>
          </table:table-cell>
          <table:table-cell office:value-type="float" office:value="220.5" calcext:value-type="float">
            <text:p>220.5</text:p>
          </table:table-cell>
          <table:table-cell office:value-type="float" office:value="238" calcext:value-type="float">
            <text:p>238</text:p>
          </table:table-cell>
          <table:table-cell office:value-type="float" office:value="168.2" calcext:value-type="float">
            <text:p>168.2</text:p>
          </table:table-cell>
          <table:table-cell office:value-type="float" office:value="153.7" calcext:value-type="float">
            <text:p>153.7</text:p>
          </table:table-cell>
          <table:table-cell office:value-type="float" office:value="167.1" calcext:value-type="float">
            <text:p>167.1</text:p>
          </table:table-cell>
          <table:table-cell office:value-type="float" office:value="193.7" calcext:value-type="float">
            <text:p>193.7</text:p>
          </table:table-cell>
          <table:table-cell office:value-type="float" office:value="161.4" calcext:value-type="float">
            <text:p>161.4</text:p>
          </table:table-cell>
          <table:table-cell office:value-type="float" office:value="174.6" calcext:value-type="float">
            <text:p>174.6</text:p>
          </table:table-cell>
          <table:table-cell office:value-type="float" office:value="194.8" calcext:value-type="float">
            <text:p>194.8</text:p>
          </table:table-cell>
          <table:table-cell office:value-type="float" office:value="179.6" calcext:value-type="float">
            <text:p>179.6</text:p>
          </table:table-cell>
          <table:table-cell office:value-type="float" office:value="154.9" calcext:value-type="float">
            <text:p>154.9</text:p>
          </table:table-cell>
          <table:table-cell office:value-type="float" office:value="163.4" calcext:value-type="float">
            <text:p>163.4</text:p>
          </table:table-cell>
          <table:table-cell office:value-type="float" office:value="150.4" calcext:value-type="float">
            <text:p>150.4</text:p>
          </table:table-cell>
          <table:table-cell office:value-type="float" office:value="146.8" calcext:value-type="float">
            <text:p>146.8</text:p>
          </table:table-cell>
          <table:table-cell office:value-type="float" office:value="154.1" calcext:value-type="float">
            <text:p>154.1</text:p>
          </table:table-cell>
          <table:table-cell office:value-type="float" office:value="126.2" calcext:value-type="float">
            <text:p>126.2</text:p>
          </table:table-cell>
          <table:table-cell office:value-type="float" office:value="126.6" calcext:value-type="float">
            <text:p>126.6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9" calcext:value-type="float">
            <text:p>139.9</text:p>
          </table:table-cell>
          <table:table-cell office:value-type="float" office:value="146.6" calcext:value-type="float">
            <text:p>146.6</text:p>
          </table:table-cell>
          <table:table-cell office:value-type="float" office:value="296.6" calcext:value-type="float">
            <text:p>296.6</text:p>
          </table:table-cell>
          <table:table-cell office:value-type="float" office:value="259.9" calcext:value-type="float">
            <text:p>259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7" calcext:value-type="float">
            <text:p>15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28.8" calcext:value-type="float">
            <text:p>128.8</text:p>
          </table:table-cell>
          <table:table-cell office:value-type="float" office:value="182" calcext:value-type="float">
            <text:p>182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8" calcext:value-type="float">
            <text:p>168.8</text:p>
          </table:table-cell>
          <table:table-cell office:value-type="float" office:value="213.4" calcext:value-type="float">
            <text:p>213.4</text:p>
          </table:table-cell>
          <table:table-cell office:value-type="float" office:value="204.4" calcext:value-type="float">
            <text:p>204.4</text:p>
          </table:table-cell>
          <table:table-cell office:value-type="float" office:value="145.8" calcext:value-type="float">
            <text:p>145.8</text:p>
          </table:table-cell>
          <table:table-cell office:value-type="float" office:value="256.5" calcext:value-type="float">
            <text:p>256.5</text:p>
          </table:table-cell>
          <table:table-cell office:value-type="float" office:value="135" calcext:value-type="float">
            <text:p>135</text:p>
          </table:table-cell>
          <table:table-cell office:value-type="float" office:value="144.3" calcext:value-type="float">
            <text:p>144.3</text:p>
          </table:table-cell>
          <table:table-cell office:value-type="float" office:value="127.8" calcext:value-type="float">
            <text:p>127.8</text:p>
          </table:table-cell>
          <table:table-cell office:value-type="float" office:value="101.4" calcext:value-type="float">
            <text:p>101.4</text:p>
          </table:table-cell>
          <table:table-cell office:value-type="float" office:value="127.5" calcext:value-type="float">
            <text:p>127.5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2" table:number-rows-repeated="34">
          <table:table-cell table:number-columns-repeated="43"/>
        </table:table-row>
        <table:table-row table:style-name="ro2" table:number-rows-repeated="7">
          <table:table-cell/>
          <table:table-cell table:style-name="Default"/>
          <table:table-cell table:number-columns-repeated="41"/>
        </table:table-row>
        <table:table-row table:style-name="ro2" table:number-rows-repeated="31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  <table:database-ranges>
        <table:database-range table:name="__Anonymous_Sheet_DB__0" table:target-range-address="Thermal.A3:Thermal.AMJ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1:38:54.156831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es_20_Thermal_20_Vulnerability" style:display-name="PageStyle_Tie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Constant_20_Calc" style:display-name="PageStyle_Time Constan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e_20_Temp_20_Limits" style:display-name="PageStyle_Tie Temp Lim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former_20_Ages" style:display-name="PageStyle_Transformer 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ings_20_Thermal_20_Vulnerability" style:display-name="PageStyle_Winding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_20_and_20_Phase_20_Fractional_20_Populations" style:display-name="PageStyle_Voltage and Phase Fractional Pop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C_20_per_20_Phase_20_per_20_Unit_20_Field" style:display-name="PageStyle_GIC per Phase per Unit F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4-06T13:00:33.476288570</dc:date>
    <meta:editing-duration>P1DT21H46M6S</meta:editing-duration>
    <meta:editing-cycles>17</meta:editing-cycles>
    <meta:document-statistic meta:table-count="4" meta:cell-count="1781" meta:object-count="0"/>
  </office:meta>
</office:document-meta>
</file>